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A0000029381BE7C06.png" manifest:media-type="image/png"/>
  <manifest:file-entry manifest:full-path="Pictures/10000001000001F300000354A4683E4E.png" manifest:media-type="image/png"/>
  <manifest:file-entry manifest:full-path="Pictures/10000001000001F10000029352A51C97.png" manifest:media-type="image/png"/>
  <manifest:file-entry manifest:full-path="Pictures/10000001000001F000000351433544DC.png" manifest:media-type="image/png"/>
  <manifest:file-entry manifest:full-path="Pictures/1000000100000020000002D02B1489AA.png" manifest:media-type="image/png"/>
  <manifest:file-entry manifest:full-path="Pictures/10000C1C0000034200004A6AE9C37B9A.svg" manifest:media-type="image/svg+xml"/>
  <manifest:file-entry manifest:full-path="Pictures/10000C8F0000034200004A6A1EBF6087.svg" manifest:media-type="image/svg+xml"/>
  <manifest:file-entry manifest:full-path="Pictures/1000000100000020000002D03251752C.png" manifest:media-type="image/png"/>
  <manifest:file-entry manifest:full-path="Pictures/1000000000000780000004386765EBC4.jpg" manifest:media-type="image/jpeg"/>
  <manifest:file-entry manifest:full-path="Pictures/100000000000078000000438AA638A1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top" draw:auto-grow-height="true" draw:fit-to-size="false" style:shrink-to-fit="false" fo:min-height="2.3cm" fo:min-width="0cm" fo:padding-top="0.1cm" fo:padding-bottom="0.1cm" fo:padding-left="0.1cm" fo:padding-right="0.1cm" fo:wrap-option="wrap" loext:decorative="false"/>
      <style:paragraph-properties style:writing-mode="lr-tb"/>
    </style:style>
    <style:style style:name="gr4" style:family="graphic" style:parent-style-name="Filled_20_Blue">
      <style:graphic-properties draw:stroke="none" draw:fill="solid" draw:fill-color="#41aeeb" draw:textarea-horizontal-align="center" draw:textarea-vertical-align="middle" draw:auto-grow-height="false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Gradient_20_10">
      <style:graphic-properties loext:decorative="false"/>
    </style:style>
    <style:style style:name="gr7" style:family="graphic" style:parent-style-name="Graphic">
      <style:graphic-properties draw:stroke="none" draw:fill="solid" draw:fill-color="#ffffff" draw:textarea-horizontal-align="center" draw:textarea-vertical-align="middle" loext:decorative="false"/>
    </style:style>
    <style:style style:name="gr8" style:family="graphic" style:parent-style-name="Gradient_20_34">
      <style:graphic-properties loext:decorative="false"/>
    </style:style>
    <style:style style:name="gr9" style:family="graphic" style:parent-style-name="Gradient_20_100">
      <style:graphic-properties loext:decorative="false"/>
    </style:style>
    <style:style style:name="gr10" style:family="graphic" style:parent-style-name="Gradient_20_43">
      <style:graphic-properties loext:decorative="false"/>
    </style:style>
    <style:style style:name="gr11" style:family="graphic" style:parent-style-name="objectwithoutfill">
      <style:graphic-properties svg:stroke-width="0.1cm" svg:stroke-color="#b2b2b2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12" style:family="graphic" style:parent-style-name="Gradient_20_22">
      <style:graphic-properties loext:decorative="false"/>
    </style:style>
    <style:style style:name="gr13" style:family="graphic" style:parent-style-name="Gradient_20_14">
      <style:graphic-properties loext:decorative="false"/>
    </style:style>
    <style:style style:name="gr14" style:family="graphic" style:parent-style-name="Gradient_20_21">
      <style:graphic-properties loext:decorative="false"/>
    </style:style>
    <style:style style:name="gr15" style:family="graphic" style:parent-style-name="Gradient_20_25">
      <style:graphic-properties loext:decorative="false"/>
    </style:style>
    <style:style style:name="gr16" style:family="graphic" style:parent-style-name="Filled_20_Light_20_Blue">
      <style:graphic-properties loext:decorative="false"/>
    </style:style>
    <style:style style:name="gr17" style:family="graphic" style:parent-style-name="Gradient_20_104">
      <style:graphic-properties loext:decorative="false"/>
    </style:style>
    <style:style style:name="gr18" style:family="graphic" style:parent-style-name="Gradient_20_102">
      <style:graphic-properties loext:decorative="false"/>
    </style:style>
    <style:style style:name="gr19" style:family="graphic" style:parent-style-name="standard">
      <style:graphic-properties draw:stroke="none" draw:fill="none" draw:textarea-vertical-align="top" draw:auto-grow-height="true" draw:fit-to-size="false" style:shrink-to-fit="false" fo:min-height="1.575cm" fo:min-width="0cm" fo:padding-top="0.1cm" fo:padding-bottom="0.1cm" fo:padding-left="0.1cm" fo:padding-right="0.1cm" fo:wrap-option="wrap" loext:decorative="false"/>
      <style:paragraph-properties style:writing-mode="lr-tb"/>
    </style:style>
    <style:style style:name="pr1" style:family="presentation" style:parent-style-name="Title_20_Slide-title">
      <style:graphic-properties fo:min-height="5cm" loext:decorative="false"/>
      <style:paragraph-properties style:writing-mode="lr-tb"/>
    </style:style>
    <style:style style:name="pr2" style:family="presentation" style:parent-style-name="Title_20_Slide-subtitle">
      <style:graphic-properties draw:fill-color="#ffffff" fo:min-height="6cm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Right_20_Bar_20_White-title">
      <style:graphic-properties fo:min-height="2.379cm" loext:decorative="false"/>
      <style:paragraph-properties style:writing-mode="lr-tb"/>
    </style:style>
    <style:style style:name="pr5" style:family="presentation" style:parent-style-name="Right_20_Bar_20_White-outline1">
      <style:graphic-properties fo:min-height="8.884cm" loext:decorative="false"/>
      <style:paragraph-properties style:writing-mode="lr-tb"/>
    </style:style>
    <style:style style:name="pr6" style:family="presentation" style:parent-style-name="Right_20_Bar_20_White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Right_20_Bar_20_Blue-title">
      <style:graphic-properties fo:min-height="2.379cm" loext:decorative="false"/>
      <style:paragraph-properties style:writing-mode="lr-tb"/>
    </style:style>
    <style:style style:name="pr8" style:family="presentation" style:parent-style-name="Right_20_Bar_20_Blue-subtitle">
      <style:graphic-properties draw:fill-color="#ffffff" fo:min-height="5cm" loext:decorative="false"/>
      <style:paragraph-properties style:writing-mode="lr-tb"/>
    </style:style>
    <style:style style:name="pr9" style:family="presentation" style:parent-style-name="Right_20_Bar_20_Blue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Right_20_Bar_20_White-subtitle">
      <style:graphic-properties draw:fill-color="#ffffff" fo:min-height="8.884cm" loext:decorative="false"/>
      <style:paragraph-properties style:writing-mode="lr-tb"/>
    </style:style>
    <style:style style:name="pr11" style:family="presentation" style:parent-style-name="Left_20_Bar_20_White-subtitle">
      <style:graphic-properties draw:fill-color="#ffffff" fo:min-height="8.884cm" loext:decorative="false"/>
      <style:paragraph-properties style:writing-mode="lr-tb"/>
    </style:style>
    <style:style style:name="pr12" style:family="presentation" style:parent-style-name="Left_20_Bar_20_White-title">
      <style:graphic-properties fo:min-height="2.379cm" loext:decorative="false"/>
      <style:paragraph-properties style:writing-mode="lr-tb"/>
    </style:style>
    <style:style style:name="pr13" style:family="presentation" style:parent-style-name="Left_20_Bar_20_White-notes">
      <style:graphic-properties draw:fill-color="#ffffff" fo:min-height="14cm" loext:decorative="false"/>
      <style:paragraph-properties style:writing-mode="lr-tb"/>
    </style:style>
    <style:style style:name="pr14" style:family="presentation" style:parent-style-name="Bottom_20_Bar_20_White-subtitle">
      <style:graphic-properties draw:fill-color="#ffffff" fo:min-height="8.884cm" loext:decorative="false"/>
      <style:paragraph-properties style:writing-mode="lr-tb"/>
    </style:style>
    <style:style style:name="pr15" style:family="presentation" style:parent-style-name="Bottom_20_Bar_20_White-outline1">
      <style:graphic-properties fo:min-height="8.884cm" loext:decorative="false"/>
      <style:paragraph-properties style:writing-mode="lr-tb"/>
    </style:style>
    <style:style style:name="pr16" style:family="presentation" style:parent-style-name="Bottom_20_Bar_20_White-title">
      <style:graphic-properties fo:min-height="2.379cm" loext:decorative="false"/>
      <style:paragraph-properties style:writing-mode="lr-tb"/>
    </style:style>
    <style:style style:name="pr17" style:family="presentation" style:parent-style-name="Bottom_20_Bar_20_White-notes">
      <style:graphic-properties draw:fill-color="#ffffff" fo:min-height="14cm" loext:decorative="false"/>
      <style:paragraph-properties style:writing-mode="lr-tb"/>
    </style:style>
    <style:style style:name="pr18" style:family="presentation" style:parent-style-name="Left_20_Bar_20_Blue-subtitle">
      <style:graphic-properties draw:fill-color="#ffffff" fo:min-height="8.884cm" loext:decorative="false"/>
      <style:paragraph-properties style:writing-mode="lr-tb"/>
    </style:style>
    <style:style style:name="pr19" style:family="presentation" style:parent-style-name="Left_20_Bar_20_Blue-outline1">
      <style:graphic-properties fo:min-height="8.884cm" loext:decorative="false"/>
      <style:paragraph-properties style:writing-mode="lr-tb"/>
    </style:style>
    <style:style style:name="pr20" style:family="presentation" style:parent-style-name="Left_20_Bar_20_Blue-title">
      <style:graphic-properties fo:min-height="2.379cm" loext:decorative="false"/>
      <style:paragraph-properties style:writing-mode="lr-tb"/>
    </style:style>
    <style:style style:name="pr21" style:family="presentation" style:parent-style-name="Left_20_Bar_20_Blue-notes">
      <style:graphic-properties draw:fill-color="#ffffff" fo:min-height="14cm" loext:decorative="false"/>
      <style:paragraph-properties style:writing-mode="lr-tb"/>
    </style:style>
    <style:style style:name="pr22" style:family="presentation" style:parent-style-name="Leaf_20_White_20_1-subtitle">
      <style:graphic-properties draw:fill-color="#ffffff" fo:min-height="8.884cm" loext:decorative="false"/>
      <style:paragraph-properties style:writing-mode="lr-tb"/>
    </style:style>
    <style:style style:name="pr23" style:family="presentation" style:parent-style-name="Leaf_20_White_20_1-outline1">
      <style:graphic-properties fo:min-height="8.884cm" loext:decorative="false"/>
      <style:paragraph-properties style:writing-mode="lr-tb"/>
    </style:style>
    <style:style style:name="pr24" style:family="presentation" style:parent-style-name="Leaf_20_White_20_1-title">
      <style:graphic-properties fo:min-height="2.379cm" loext:decorative="false"/>
      <style:paragraph-properties style:writing-mode="lr-tb"/>
    </style:style>
    <style:style style:name="pr25" style:family="presentation" style:parent-style-name="Leaf_20_White_20_1-notes">
      <style:graphic-properties draw:fill-color="#ffffff" fo:min-height="14cm" loext:decorative="false"/>
      <style:paragraph-properties style:writing-mode="lr-tb"/>
    </style:style>
    <style:style style:name="pr26" style:family="presentation" style:parent-style-name="Leaf_20_White_20_2-subtitle">
      <style:graphic-properties fo:min-height="8.884cm" loext:decorative="false"/>
      <style:paragraph-properties style:writing-mode="lr-tb"/>
    </style:style>
    <style:style style:name="pr27" style:family="presentation" style:parent-style-name="Leaf_20_White_20_2-outline1">
      <style:graphic-properties fo:min-height="8.884cm" loext:decorative="false"/>
      <style:paragraph-properties style:writing-mode="lr-tb"/>
    </style:style>
    <style:style style:name="pr28" style:family="presentation" style:parent-style-name="Leaf_20_White_20_2-title">
      <style:graphic-properties fo:min-height="2.379cm" loext:decorative="false"/>
      <style:paragraph-properties style:writing-mode="lr-tb"/>
    </style:style>
    <style:style style:name="pr29" style:family="presentation" style:parent-style-name="Leaf_20_White_20_2-notes">
      <style:graphic-properties draw:fill-color="#ffffff" fo:min-height="14cm" loext:decorative="false"/>
      <style:paragraph-properties style:writing-mode="lr-tb"/>
    </style:style>
    <style:style style:name="pr30" style:family="presentation" style:parent-style-name="Leaf_20_Blue_20_1-title">
      <style:graphic-properties fo:min-height="2.379cm" loext:decorative="false"/>
      <style:paragraph-properties style:writing-mode="lr-tb"/>
    </style:style>
    <style:style style:name="pr31" style:family="presentation" style:parent-style-name="Leaf_20_Blue_20_1-outline1">
      <style:graphic-properties fo:min-height="8.884cm" loext:decorative="false"/>
      <style:paragraph-properties style:writing-mode="lr-tb"/>
    </style:style>
    <style:style style:name="pr32" style:family="presentation" style:parent-style-name="Leaf_20_Blue_20_1-notes">
      <style:graphic-properties draw:fill-color="#ffffff" fo:min-height="14cm" loext:decorative="false"/>
      <style:paragraph-properties style:writing-mode="lr-tb"/>
    </style:style>
    <style:style style:name="pr33" style:family="presentation" style:parent-style-name="Leaf_20_Blue_20_2-title">
      <style:graphic-properties fo:min-height="2.379cm" loext:decorative="false"/>
      <style:paragraph-properties style:writing-mode="lr-tb"/>
    </style:style>
    <style:style style:name="pr34" style:family="presentation" style:parent-style-name="Leaf_20_Blue_20_2-outline1">
      <style:graphic-properties fo:min-height="8.884cm" loext:decorative="false"/>
      <style:paragraph-properties style:writing-mode="lr-tb"/>
    </style:style>
    <style:style style:name="pr35" style:family="presentation" style:parent-style-name="Leaf_20_Blue_20_2-notes">
      <style:graphic-properties draw:fill-color="#ffffff" fo:min-height="14cm" loext:decorative="false"/>
      <style:paragraph-properties style:writing-mode="lr-tb"/>
    </style:style>
    <style:style style:name="pr36" style:family="presentation" style:parent-style-name="End_20_Slide-title">
      <style:graphic-properties fo:min-height="2.379cm" loext:decorative="false"/>
      <style:paragraph-properties style:writing-mode="lr-tb"/>
    </style:style>
    <style:style style:name="pr37" style:family="presentation" style:parent-style-name="End_20_Slid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41aeeb"/>
      <style:text-properties fo:color="#ffffff" loext:opacity="100%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/>
    </style:style>
    <style:style style:name="P8" style:family="paragraph">
      <style:paragraph-properties fo:margin-top="0cm" fo:margin-bottom="0cm" fo:line-height="100%" fo:text-align="end"/>
    </style:style>
    <style:style style:name="T1" style:family="text">
      <style:text-properties fo:color="#62cf51" loext:opacity="100%" fo:font-size="48pt" style:font-size-asian="48pt" style:font-size-complex="48pt"/>
    </style:style>
    <style:style style:name="T2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presentation:style-name="pr1" draw:layer="layout" svg:width="24cm" svg:height="5cm" svg:x="2cm" svg:y="3cm" presentation:class="title" presentation:placeholder="true">
          <draw:text-box/>
        </draw:frame>
        <draw:frame presentation:style-name="pr2" draw:text-style-name="P1" draw:layer="layout" svg:width="24cm" svg:height="6cm" svg:x="2cm" svg:y="8.2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2T18">
        <draw:frame draw:style-name="gr2" draw:text-style-name="P2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draw:frame presentation:style-name="pr4" draw:layer="layout" svg:width="19cm" svg:height="2cm" svg:x="8cm" svg:y="1.6cm" presentation:class="title" presentation:placeholder="true">
          <draw:text-box/>
        </draw:frame>
        <draw:frame draw:style-name="gr3" draw:text-style-name="P2" draw:layer="layout" svg:width="2.5cm" svg:height="2.5cm" svg:x="9cm" svg:y="4cm">
          <draw:text-box>
            <text:p text:style-name="P3"><text:span text:style-name="T1">01</text:span></text:p>
          </draw:text-box>
        </draw:frame>
        <draw:frame presentation:style-name="pr5" draw:layer="layout" svg:width="15cm" svg:height="2.5cm" svg:x="12cm" svg:y="4cm" presentation:class="outline" presentation:placeholder="true">
          <draw:text-box/>
        </draw:frame>
        <draw:frame draw:style-name="gr3" draw:text-style-name="P2" draw:layer="layout" svg:width="2.5cm" svg:height="2.5cm" svg:x="9cm" svg:y="6.8cm">
          <draw:text-box>
            <text:p text:style-name="P3"><text:span text:style-name="T1">02</text:span></text:p>
          </draw:text-box>
        </draw:frame>
        <draw:frame presentation:style-name="pr5" draw:layer="layout" svg:width="15cm" svg:height="2.5cm" svg:x="12cm" svg:y="6.8cm" presentation:class="outline" presentation:placeholder="true">
          <draw:text-box/>
        </draw:frame>
        <draw:frame draw:style-name="gr3" draw:text-style-name="P2" draw:layer="layout" svg:width="2.5cm" svg:height="2.5cm" svg:x="9cm" svg:y="9.6cm">
          <draw:text-box>
            <text:p text:style-name="P3"><text:span text:style-name="T1">03</text:span></text:p>
          </draw:text-box>
        </draw:frame>
        <draw:frame presentation:style-name="pr5" draw:layer="layout" svg:width="15cm" svg:height="2.5cm" svg:x="12cm" svg:y="9.6cm" presentation:class="outline" presentation:placeholder="true">
          <draw:text-box/>
        </draw:frame>
        <draw:frame draw:style-name="gr3" draw:text-style-name="P2" draw:layer="layout" svg:width="2.5cm" svg:height="2.5cm" svg:x="9cm" svg:y="12.4cm">
          <draw:text-box>
            <text:p text:style-name="P3"><text:span text:style-name="T1">04</text:span></text:p>
          </draw:text-box>
        </draw:frame>
        <draw:frame presentation:style-name="pr5" draw:layer="layout" svg:width="15cm" svg:height="2.5cm" svg:x="12cm" svg:y="12.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Right_20_Bar_20_Blue" presentation:presentation-page-layout-name="AL1T0">
        <draw:frame draw:style-name="gr2" draw:text-style-name="P2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draw:frame presentation:style-name="pr7" draw:layer="layout" svg:width="18cm" svg:height="2cm" svg:x="9cm" svg:y="5cm" presentation:class="title" presentation:placeholder="true">
          <draw:text-box/>
        </draw:frame>
        <draw:frame presentation:style-name="pr8" draw:text-style-name="P1" draw:layer="layout" svg:width="18cm" svg:height="5cm" svg:x="9cm" svg:y="7.5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3T19">
        <draw:custom-shape draw:style-name="gr4" draw:text-style-name="P5" draw:layer="layout" svg:width="1.3cm" svg:height="1.3cm" svg:x="1.2cm" svg:y="10.5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ath draw:style-name="gr6" xml:id="id1" draw:id="id1" draw:layer="layout" svg:width="2.579cm" svg:height="2.538cm" svg:x="2.7cm" svg:y="7.539cm" svg:viewBox="0 0 2580 2539" svg:d="M84 2539c689-789 2073 282 2496-2538-30-1-60-1-90-1h-68c-1818 7-2712 777-2338 2539z">
            <text:p/>
          </draw:path>
          <draw:path draw:style-name="gr7" draw:text-style-name="P6" draw:layer="layout" svg:width="0.359cm" svg:height="0.918cm" svg:x="3.81cm" svg:y="8.137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  <text:p/>
          </draw:path>
        </draw:g>
        <draw:frame presentation:style-name="pr10" draw:text-style-name="P1" draw:layer="layout" svg:width="5cm" svg:height="1.25cm" svg:x="2.6cm" svg:y="10.6cm" presentation:class="subtitle" presentation:placeholder="true">
          <draw:text-box/>
        </draw:frame>
        <draw:frame presentation:style-name="pr5" draw:layer="layout" svg:width="6cm" svg:height="2.5cm" svg:x="1.6cm" svg:y="11.9cm" presentation:class="outline" presentation:placeholder="true">
          <draw:text-box/>
        </draw:frame>
        <draw:custom-shape draw:style-name="gr4" draw:text-style-name="P5" draw:layer="layout" svg:width="1.3cm" svg:height="1.3cm" svg:x="7.9cm" svg:y="7.7cm">
          <text:p text:style-name="P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ath draw:style-name="gr8" xml:id="id2" draw:id="id2" draw:layer="layout" svg:width="2.579cm" svg:height="2.538cm" svg:x="9.226cm" svg:y="4.834cm" svg:viewBox="0 0 2580 2539" svg:d="M84 2539c689-789 2073 282 2496-2538-30-1-60-1-90-1h-68c-1818 7-2712 777-2338 2539z">
            <text:p/>
          </draw:path>
          <draw:path draw:style-name="gr7" draw:text-style-name="P6" draw:layer="layout" svg:width="0.428cm" svg:height="0.926cm" svg:x="10.303cm" svg:y="5.432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  <text:p/>
          </draw:path>
        </draw:g>
        <draw:frame presentation:style-name="pr10" draw:text-style-name="P1" draw:layer="layout" svg:width="5cm" svg:height="1.25cm" svg:x="9.4cm" svg:y="7.8cm" presentation:class="subtitle" presentation:placeholder="true">
          <draw:text-box/>
        </draw:frame>
        <draw:frame presentation:style-name="pr5" draw:layer="layout" svg:width="6cm" svg:height="2.5cm" svg:x="8.4cm" svg:y="9.1cm" presentation:class="outline" presentation:placeholder="true">
          <draw:text-box/>
        </draw:frame>
        <draw:custom-shape draw:style-name="gr4" draw:text-style-name="P5" draw:layer="layout" svg:width="1.3cm" svg:height="1.3cm" svg:x="14.7cm" svg:y="10.5cm">
          <text:p text:style-name="P4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ath draw:style-name="gr9" xml:id="id3" draw:id="id3" draw:layer="layout" svg:width="2.579cm" svg:height="2.538cm" svg:x="16.047cm" svg:y="7.539cm" svg:viewBox="0 0 2580 2539" svg:d="M84 2539c689-789 2073 282 2496-2538-30-1-60-1-90-1h-68c-1818 7-2712 777-2338 2539z">
            <text:p/>
          </draw:path>
          <draw:path draw:style-name="gr7" draw:text-style-name="P6" draw:layer="layout" svg:width="0.91cm" svg:height="0.888cm" svg:x="16.883cm" svg:y="8.313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  <text:p/>
          </draw:path>
        </draw:g>
        <draw:frame presentation:style-name="pr10" draw:text-style-name="P1" draw:layer="layout" svg:width="5cm" svg:height="1.25cm" svg:x="16.2cm" svg:y="10.6cm" presentation:class="subtitle" presentation:placeholder="true">
          <draw:text-box/>
        </draw:frame>
        <draw:frame presentation:style-name="pr5" draw:layer="layout" svg:width="6cm" svg:height="2.5cm" svg:x="15.2cm" svg:y="11.9cm" presentation:class="outline" presentation:placeholder="true">
          <draw:text-box/>
        </draw:frame>
        <draw:custom-shape draw:style-name="gr4" draw:text-style-name="P5" draw:layer="layout" svg:width="1.3cm" svg:height="1.3cm" svg:x="21.2cm" svg:y="7.7cm">
          <text:p text:style-name="P4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ath draw:style-name="gr10" xml:id="id4" draw:id="id4" draw:layer="layout" svg:width="2.579cm" svg:height="2.538cm" svg:x="22.573cm" svg:y="4.834cm" svg:viewBox="0 0 2580 2539" svg:d="M84 2539c689-789 2073 282 2496-2538-30-1-60-1-90-1h-68c-1818 7-2712 777-2338 2539z">
            <text:p/>
          </draw:path>
          <draw:path draw:style-name="gr7" draw:text-style-name="P6" draw:layer="layout" svg:width="0.874cm" svg:height="0.927cm" svg:x="23.427cm" svg:y="5.539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  <text:p/>
          </draw:path>
        </draw:g>
        <draw:frame presentation:style-name="pr10" draw:text-style-name="P1" draw:layer="layout" svg:width="5cm" svg:height="1.25cm" svg:x="22.7cm" svg:y="7.8cm" presentation:class="subtitle" presentation:placeholder="true">
          <draw:text-box/>
        </draw:frame>
        <draw:frame presentation:style-name="pr5" draw:layer="layout" svg:width="6cm" svg:height="2.5cm" svg:x="21.7cm" svg:y="9.1cm" presentation:class="outline" presentation:placeholder="true">
          <draw:text-box/>
        </draw:frame>
        <draw:connector draw:style-name="gr11" draw:text-style-name="P7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1" draw:text-style-name="P7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1" draw:text-style-name="P7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frame presentation:style-name="pr4" draw:layer="layout" svg:width="25.2cm" svg:height="2.5cm" svg:x="1.4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eft_20_Bar_20_White" presentation:presentation-page-layout-name="AL3T19">
        <draw:custom-shape draw:style-name="gr12" draw:layer="layout" svg:width="4.7cm" svg:height="5cm" svg:x="1.4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1" draw:text-style-name="P1" draw:layer="layout" svg:width="4.7cm" svg:height="5cm" svg:x="1.45cm" svg:y="8.2cm" presentation:class="subtitle" presentation:placeholder="true">
          <draw:text-box/>
        </draw:frame>
        <draw:custom-shape draw:style-name="gr12" draw:layer="layout" svg:width="4.7cm" svg:height="5cm" svg:x="6.5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1" draw:text-style-name="P1" draw:layer="layout" svg:width="4.7cm" svg:height="5cm" svg:x="6.55cm" svg:y="8.2cm" presentation:class="subtitle" presentation:placeholder="true">
          <draw:text-box/>
        </draw:frame>
        <draw:custom-shape draw:style-name="gr12" draw:layer="layout" svg:width="4.7cm" svg:height="5cm" svg:x="11.6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1" draw:text-style-name="P1" draw:layer="layout" svg:width="4.7cm" svg:height="5cm" svg:x="11.65cm" svg:y="8.2cm" presentation:class="subtitle" presentation:placeholder="true">
          <draw:text-box/>
        </draw:frame>
        <draw:custom-shape draw:style-name="gr12" draw:layer="layout" svg:width="4.7cm" svg:height="5cm" svg:x="16.7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1" draw:text-style-name="P1" draw:layer="layout" svg:width="4.7cm" svg:height="5cm" svg:x="16.75cm" svg:y="8.2cm" presentation:class="subtitle" presentation:placeholder="true">
          <draw:text-box/>
        </draw:frame>
        <draw:custom-shape draw:style-name="gr12" draw:layer="layout" svg:width="4.7cm" svg:height="5cm" svg:x="21.8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1" draw:text-style-name="P1" draw:layer="layout" svg:width="4.7cm" svg:height="5cm" svg:x="21.85cm" svg:y="8.2cm" presentation:class="subtitle" presentation:placeholder="true">
          <draw:text-box/>
        </draw:frame>
        <draw:g draw:style-name="gr5">
          <draw:path draw:style-name="gr6" draw:layer="layout" svg:width="2.956cm" svg:height="2.846cm" svg:x="2.3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7" draw:text-style-name="P6" draw:layer="layout" svg:width="0.655cm" svg:height="0.818cm" svg:x="3.472cm" svg:y="5.75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  <text:p/>
          </draw:path>
        </draw:g>
        <draw:g draw:style-name="gr5">
          <draw:path draw:style-name="gr13" draw:layer="layout" svg:width="2.956cm" svg:height="2.846cm" svg:x="7.4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7" draw:text-style-name="P6" draw:layer="layout" svg:width="0.801cm" svg:height="0.8cm" svg:x="8.499cm" svg:y="5.797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  <text:p/>
          </draw:path>
        </draw:g>
        <draw:g draw:style-name="gr5">
          <draw:path draw:style-name="gr14" draw:layer="layout" svg:width="2.956cm" svg:height="2.846cm" svg:x="12.5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7" draw:text-style-name="P6" draw:layer="layout" svg:width="0.844cm" svg:height="0.844cm" svg:x="13.578cm" svg:y="5.697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  <text:p/>
          </draw:path>
        </draw:g>
        <draw:g draw:style-name="gr5">
          <draw:path draw:style-name="gr12" draw:layer="layout" svg:width="2.956cm" svg:height="2.846cm" svg:x="17.6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7" draw:text-style-name="P6" draw:layer="layout" svg:width="1.054cm" svg:height="0.809cm" svg:x="18.662cm" svg:y="5.696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  <text:p/>
          </draw:path>
        </draw:g>
        <draw:g draw:style-name="gr5">
          <draw:path draw:style-name="gr15" draw:layer="layout" svg:width="2.956cm" svg:height="2.846cm" svg:x="22.7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7" draw:text-style-name="P6" draw:layer="layout" svg:width="0.813cm" svg:height="0.781cm" svg:x="23.793cm" svg:y="5.8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  <text:p/>
          </draw:path>
        </draw:g>
        <draw:frame presentation:style-name="pr12" draw:layer="layout" svg:width="25.2cm" svg:height="2.5cm" svg:x="1.4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ottom_20_Bar_20_White" presentation:presentation-page-layout-name="AL3T19">
        <draw:g draw:style-name="gr5">
          <draw:path draw:style-name="gr16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  <text:p/>
          </draw:path>
          <draw:path draw:style-name="gr7" draw:text-style-name="P6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  <text:p/>
          </draw:path>
        </draw:g>
        <draw:custom-shape draw:style-name="gr16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5">
          <draw:path draw:style-name="gr8" draw:layer="layout" svg:width="2.183cm" svg:height="2.148cm" svg:x="7.114cm" svg:y="4.811cm" svg:viewBox="0 0 2184 2149" svg:d="M2113 2149c-583-667-1755 239-2113-2148 26-1 51-1 76-1h58c1539 6 2296 658 1979 2149z">
            <text:p/>
          </draw:path>
          <draw:path draw:style-name="gr7" draw:text-style-name="P6" draw:layer="layout" svg:width="0.879cm" svg:height="0.865cm" svg:x="7.8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  <text:p/>
          </draw:path>
        </draw:g>
        <draw:frame presentation:style-name="pr14" draw:text-style-name="P1" draw:layer="layout" svg:width="6cm" svg:height="0.8cm" svg:x="0.9cm" svg:y="4.5cm" presentation:class="subtitle" presentation:placeholder="true">
          <draw:text-box/>
        </draw:frame>
        <draw:frame presentation:style-name="pr15" draw:layer="layout" svg:width="6cm" svg:height="1.5cm" svg:x="0.9cm" svg:y="5.5cm" presentation:class="outline" presentation:placeholder="true">
          <draw:text-box/>
        </draw:frame>
        <draw:custom-shape draw:style-name="gr16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5">
          <draw:path draw:style-name="gr9" draw:layer="layout" svg:width="2.183cm" svg:height="2.148cm" svg:x="18.644cm" svg:y="4.726cm" svg:viewBox="0 0 2184 2149" svg:d="M71 2149c583-667 1755 239 2113-2148-26-1-51-1-76-1h-58c-1539 6-2296 658-1979 2149z">
            <text:p/>
          </draw:path>
          <draw:path draw:style-name="gr7" draw:text-style-name="P6" draw:layer="layout" svg:width="1.054cm" svg:height="0.809cm" svg:x="19.1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  <text:p/>
          </draw:path>
        </draw:g>
        <draw:frame presentation:style-name="pr14" draw:text-style-name="P1" draw:layer="layout" svg:width="6cm" svg:height="0.8cm" svg:x="21.1cm" svg:y="4.5cm" presentation:class="subtitle" presentation:placeholder="true">
          <draw:text-box/>
        </draw:frame>
        <draw:frame presentation:style-name="pr15" draw:layer="layout" svg:width="6cm" svg:height="1.5cm" svg:x="21.1cm" svg:y="5.5cm" presentation:class="outline" presentation:placeholder="true">
          <draw:text-box/>
        </draw:frame>
        <draw:custom-shape draw:style-name="gr16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5">
          <draw:path draw:style-name="gr6" draw:layer="layout" svg:width="2.183cm" svg:height="2.148cm" svg:x="7.106cm" svg:y="10.268cm" svg:viewBox="0 0 2184 2149" svg:d="M2113 2149c-583-667-1755 239-2113-2148 26-1 51-1 76-1h58c1539 6 2296 658 1979 2149z">
            <text:p/>
          </draw:path>
          <draw:path draw:style-name="gr7" draw:text-style-name="P6" draw:layer="layout" svg:width="0.618cm" svg:height="0.842cm" svg:x="7.8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  <text:p/>
          </draw:path>
        </draw:g>
        <draw:frame presentation:style-name="pr14" draw:text-style-name="P1" draw:layer="layout" svg:width="6cm" svg:height="0.8cm" svg:x="0.9cm" svg:y="10cm" presentation:class="subtitle" presentation:placeholder="true">
          <draw:text-box/>
        </draw:frame>
        <draw:frame presentation:style-name="pr15" draw:layer="layout" svg:width="6cm" svg:height="1.5cm" svg:x="0.9cm" svg:y="11cm" presentation:class="outline" presentation:placeholder="true">
          <draw:text-box/>
        </draw:frame>
        <draw:custom-shape draw:style-name="gr16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5">
          <draw:path draw:style-name="gr10" draw:layer="layout" svg:width="2.183cm" svg:height="2.148cm" svg:x="18.436cm" svg:y="10.705cm" svg:viewBox="0 0 2184 2149" svg:d="M71 2149c583-667 1755 239 2113-2148-26-1-51-1-76-1h-58c-1539 6-2296 658-1979 2149z">
            <text:p/>
          </draw:path>
          <draw:path draw:style-name="gr7" draw:text-style-name="P6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  <text:p/>
          </draw:path>
        </draw:g>
        <draw:frame presentation:style-name="pr14" draw:text-style-name="P1" draw:layer="layout" svg:width="6cm" svg:height="0.8cm" svg:x="21.1cm" svg:y="10cm" presentation:class="subtitle" presentation:placeholder="true">
          <draw:text-box/>
        </draw:frame>
        <draw:frame presentation:style-name="pr15" draw:layer="layout" svg:width="6cm" svg:height="1.5cm" svg:x="21.1cm" svg:y="11cm" presentation:class="outline" presentation:placeholder="true">
          <draw:text-box/>
        </draw:frame>
        <draw:frame presentation:style-name="pr16" draw:layer="layout" svg:width="25.2cm" svg:height="2.5cm" svg:x="1.4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eft_20_Bar_20_Blue" presentation:presentation-page-layout-name="AL3T19">
        <draw:g draw:style-name="gr5">
          <draw:path draw:style-name="gr16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  <text:p/>
          </draw:path>
          <draw:path draw:style-name="gr7" draw:text-style-name="P6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  <text:p/>
          </draw:path>
        </draw:g>
        <draw:custom-shape draw:style-name="gr16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5">
          <draw:path draw:style-name="gr8" draw:layer="layout" svg:width="2.183cm" svg:height="2.148cm" svg:x="7.114cm" svg:y="4.811cm" svg:viewBox="0 0 2184 2149" svg:d="M2113 2149c-583-667-1755 239-2113-2148 26-1 51-1 76-1h58c1539 6 2296 658 1979 2149z">
            <text:p/>
          </draw:path>
          <draw:path draw:style-name="gr7" draw:text-style-name="P6" draw:layer="layout" svg:width="0.879cm" svg:height="0.865cm" svg:x="7.8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  <text:p/>
          </draw:path>
        </draw:g>
        <draw:frame presentation:style-name="pr18" draw:text-style-name="P1" draw:layer="layout" svg:width="6cm" svg:height="0.8cm" svg:x="0.9cm" svg:y="4.5cm" presentation:class="subtitle" presentation:placeholder="true">
          <draw:text-box/>
        </draw:frame>
        <draw:frame presentation:style-name="pr19" draw:layer="layout" svg:width="6cm" svg:height="1.5cm" svg:x="0.9cm" svg:y="5.5cm" presentation:class="outline" presentation:placeholder="true">
          <draw:text-box/>
        </draw:frame>
        <draw:custom-shape draw:style-name="gr16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5">
          <draw:path draw:style-name="gr9" draw:layer="layout" svg:width="2.183cm" svg:height="2.148cm" svg:x="18.644cm" svg:y="4.726cm" svg:viewBox="0 0 2184 2149" svg:d="M71 2149c583-667 1755 239 2113-2148-26-1-51-1-76-1h-58c-1539 6-2296 658-1979 2149z">
            <text:p/>
          </draw:path>
          <draw:path draw:style-name="gr7" draw:text-style-name="P6" draw:layer="layout" svg:width="1.054cm" svg:height="0.809cm" svg:x="19.1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  <text:p/>
          </draw:path>
        </draw:g>
        <draw:frame presentation:style-name="pr18" draw:text-style-name="P1" draw:layer="layout" svg:width="6cm" svg:height="0.8cm" svg:x="21.1cm" svg:y="4.5cm" presentation:class="subtitle" presentation:placeholder="true">
          <draw:text-box/>
        </draw:frame>
        <draw:frame presentation:style-name="pr19" draw:layer="layout" svg:width="6cm" svg:height="1.5cm" svg:x="21.1cm" svg:y="5.5cm" presentation:class="outline" presentation:placeholder="true">
          <draw:text-box/>
        </draw:frame>
        <draw:custom-shape draw:style-name="gr16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5">
          <draw:path draw:style-name="gr6" draw:layer="layout" svg:width="2.183cm" svg:height="2.148cm" svg:x="7.106cm" svg:y="10.268cm" svg:viewBox="0 0 2184 2149" svg:d="M2113 2149c-583-667-1755 239-2113-2148 26-1 51-1 76-1h58c1539 6 2296 658 1979 2149z">
            <text:p/>
          </draw:path>
          <draw:path draw:style-name="gr7" draw:text-style-name="P6" draw:layer="layout" svg:width="0.618cm" svg:height="0.842cm" svg:x="7.8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  <text:p/>
          </draw:path>
        </draw:g>
        <draw:frame presentation:style-name="pr18" draw:text-style-name="P1" draw:layer="layout" svg:width="6cm" svg:height="0.8cm" svg:x="0.9cm" svg:y="10cm" presentation:class="subtitle" presentation:placeholder="true">
          <draw:text-box/>
        </draw:frame>
        <draw:frame presentation:style-name="pr19" draw:layer="layout" svg:width="6cm" svg:height="1.5cm" svg:x="0.9cm" svg:y="11cm" presentation:class="outline" presentation:placeholder="true">
          <draw:text-box/>
        </draw:frame>
        <draw:custom-shape draw:style-name="gr16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5">
          <draw:path draw:style-name="gr10" draw:layer="layout" svg:width="2.183cm" svg:height="2.148cm" svg:x="18.436cm" svg:y="10.705cm" svg:viewBox="0 0 2184 2149" svg:d="M71 2149c583-667 1755 239 2113-2148-26-1-51-1-76-1h-58c-1539 6-2296 658-1979 2149z">
            <text:p/>
          </draw:path>
          <draw:path draw:style-name="gr7" draw:text-style-name="P6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  <text:p/>
          </draw:path>
        </draw:g>
        <draw:frame presentation:style-name="pr18" draw:text-style-name="P1" draw:layer="layout" svg:width="6cm" svg:height="0.8cm" svg:x="21.1cm" svg:y="10cm" presentation:class="subtitle" presentation:placeholder="true">
          <draw:text-box/>
        </draw:frame>
        <draw:frame presentation:style-name="pr19" draw:layer="layout" svg:width="6cm" svg:height="1.5cm" svg:x="21.1cm" svg:y="11cm" presentation:class="outline" presentation:placeholder="true">
          <draw:text-box/>
        </draw:frame>
        <draw:frame presentation:style-name="pr20" draw:layer="layout" svg:width="25.2cm" svg:height="2.5cm" svg:x="1.4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eaf_20_White_20_1" presentation:presentation-page-layout-name="AL3T19">
        <draw:g draw:style-name="gr5">
          <draw:path draw:style-name="gr6" draw:layer="layout" svg:width="2.02cm" svg:height="1.988cm" svg:x="5.4cm" svg:y="4.5cm" svg:viewBox="0 0 2021 1989" svg:d="M66 1989c539-618 1624 221 1955-1988-24-1-47-1-70-1h-54c-1424 6-2124 609-1831 1989z">
            <text:p/>
          </draw:path>
          <draw:path draw:style-name="gr7" draw:text-style-name="P6" draw:layer="layout" svg:width="0.572cm" svg:height="0.779cm" svg:x="6.145cm" svg:y="4.976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  <text:p/>
          </draw:path>
        </draw:g>
        <draw:frame presentation:style-name="pr22" draw:text-style-name="P1" draw:layer="layout" svg:width="7cm" svg:height="0.8cm" svg:x="8cm" svg:y="4.5cm" presentation:class="subtitle" presentation:placeholder="true">
          <draw:text-box/>
        </draw:frame>
        <draw:frame presentation:style-name="pr23" draw:layer="layout" svg:width="7cm" svg:height="1.5cm" svg:x="8cm" svg:y="5.5cm" presentation:class="outline" presentation:placeholder="true">
          <draw:text-box/>
        </draw:frame>
        <draw:g draw:style-name="gr5">
          <draw:path draw:style-name="gr9" draw:layer="layout" svg:width="2.02cm" svg:height="1.988cm" svg:x="16.9cm" svg:y="4.5cm" svg:viewBox="0 0 2021 1989" svg:d="M66 1989c539-618 1624 221 1955-1988-24-1-47-1-70-1h-54c-1424 6-2124 609-1831 1989z">
            <text:p/>
          </draw:path>
          <draw:path draw:style-name="gr7" draw:text-style-name="P6" draw:layer="layout" svg:width="0.976cm" svg:height="0.748cm" svg:x="17.423cm" svg:y="4.923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  <text:p/>
          </draw:path>
        </draw:g>
        <draw:frame presentation:style-name="pr22" draw:text-style-name="P1" draw:layer="layout" svg:width="7cm" svg:height="0.8cm" svg:x="19.5cm" svg:y="4.5cm" presentation:class="subtitle" presentation:placeholder="true">
          <draw:text-box/>
        </draw:frame>
        <draw:frame presentation:style-name="pr23" draw:layer="layout" svg:width="7cm" svg:height="1.5cm" svg:x="19.5cm" svg:y="5.5cm" presentation:class="outline" presentation:placeholder="true">
          <draw:text-box/>
        </draw:frame>
        <draw:g draw:style-name="gr5">
          <draw:path draw:style-name="gr8" draw:layer="layout" svg:width="2.02cm" svg:height="1.988cm" svg:x="5.4cm" svg:y="7.8cm" svg:viewBox="0 0 2021 1989" svg:d="M66 1989c539-618 1624 221 1955-1988-24-1-47-1-70-1h-54c-1424 6-2124 609-1831 1989z">
            <text:p/>
          </draw:path>
          <draw:path draw:style-name="gr7" draw:text-style-name="P6" draw:layer="layout" svg:width="0.813cm" svg:height="0.8cm" svg:x="6.003cm" svg:y="8.295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  <text:p/>
          </draw:path>
        </draw:g>
        <draw:frame presentation:style-name="pr22" draw:text-style-name="P1" draw:layer="layout" svg:width="7cm" svg:height="0.8cm" svg:x="8cm" svg:y="7.8cm" presentation:class="subtitle" presentation:placeholder="true">
          <draw:text-box/>
        </draw:frame>
        <draw:frame presentation:style-name="pr23" draw:layer="layout" svg:width="7cm" svg:height="1.5cm" svg:x="8cm" svg:y="8.8cm" presentation:class="outline" presentation:placeholder="true">
          <draw:text-box/>
        </draw:frame>
        <draw:g draw:style-name="gr5">
          <draw:path draw:style-name="gr10" draw:layer="layout" svg:width="2.02cm" svg:height="1.988cm" svg:x="16.9cm" svg:y="7.8cm" svg:viewBox="0 0 2021 1989" svg:d="M66 1989c539-618 1624 221 1955-1988-24-1-47-1-70-1h-54c-1424 6-2124 609-1831 1989z">
            <text:p/>
          </draw:path>
          <draw:path draw:style-name="gr7" draw:text-style-name="P6" draw:layer="layout" svg:width="0.752cm" svg:height="0.723cm" svg:x="17.435cm" svg:y="8.289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  <text:p/>
          </draw:path>
        </draw:g>
        <draw:frame presentation:style-name="pr22" draw:text-style-name="P1" draw:layer="layout" svg:width="7cm" svg:height="0.8cm" svg:x="19.5cm" svg:y="7.8cm" presentation:class="subtitle" presentation:placeholder="true">
          <draw:text-box/>
        </draw:frame>
        <draw:frame presentation:style-name="pr23" draw:layer="layout" svg:width="7cm" svg:height="1.5cm" svg:x="19.5cm" svg:y="8.8cm" presentation:class="outline" presentation:placeholder="true">
          <draw:text-box/>
        </draw:frame>
        <draw:g draw:style-name="gr5">
          <draw:path draw:style-name="gr17" draw:layer="layout" svg:width="2.02cm" svg:height="1.988cm" svg:x="5.4cm" svg:y="11.1cm" svg:viewBox="0 0 2021 1989" svg:d="M66 1989c539-618 1624 221 1955-1988-24-1-47-1-70-1h-54c-1424 6-2124 609-1831 1989z">
            <text:p/>
          </draw:path>
          <draw:path draw:style-name="gr7" draw:text-style-name="P6" draw:layer="layout" svg:width="0.655cm" svg:height="0.818cm" svg:x="6.083cm" svg:y="11.5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  <text:p/>
          </draw:path>
        </draw:g>
        <draw:frame presentation:style-name="pr22" draw:text-style-name="P1" draw:layer="layout" svg:width="7cm" svg:height="0.8cm" svg:x="8cm" svg:y="11.1cm" presentation:class="subtitle" presentation:placeholder="true">
          <draw:text-box/>
        </draw:frame>
        <draw:frame presentation:style-name="pr23" draw:layer="layout" svg:width="7cm" svg:height="1.5cm" svg:x="8cm" svg:y="12.1cm" presentation:class="outline" presentation:placeholder="true">
          <draw:text-box/>
        </draw:frame>
        <draw:g draw:style-name="gr5">
          <draw:path draw:style-name="gr18" draw:layer="layout" svg:width="2.02cm" svg:height="1.988cm" svg:x="16.9cm" svg:y="11.1cm" svg:viewBox="0 0 2021 1989" svg:d="M66 1989c539-618 1624 221 1955-1988-24-1-47-1-70-1h-54c-1424 6-2124 609-1831 1989z">
            <text:p/>
          </draw:path>
          <draw:path draw:style-name="gr7" draw:text-style-name="P6" draw:layer="layout" svg:width="0.801cm" svg:height="0.8cm" svg:x="17.509cm" svg:y="11.542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  <text:p/>
          </draw:path>
        </draw:g>
        <draw:frame presentation:style-name="pr22" draw:text-style-name="P1" draw:layer="layout" svg:width="7cm" svg:height="0.8cm" svg:x="19.5cm" svg:y="11.1cm" presentation:class="subtitle" presentation:placeholder="true">
          <draw:text-box/>
        </draw:frame>
        <draw:frame presentation:style-name="pr23" draw:layer="layout" svg:width="7cm" svg:height="1.5cm" svg:x="19.5cm" svg:y="12.1cm" presentation:class="outline" presentation:placeholder="true">
          <draw:text-box/>
        </draw:frame>
        <draw:frame presentation:style-name="pr24" draw:layer="layout" svg:width="21.2cm" svg:height="2.5cm" svg:x="5.4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eaf_20_White_20_2" presentation:presentation-page-layout-name="AL3T19">
        <draw:g draw:style-name="gr5">
          <draw:path draw:style-name="gr9" draw:layer="layout" svg:width="4.146cm" svg:height="7.39cm" svg:x="9.652cm" svg:y="4.648cm" svg:viewBox="0 0 4147 7391" svg:d="M4147 7391c-1757-1599-3565-1213-4147-4121l616 132c-103-233-183-352-263-629l1283 316c75-2048 1728-2495 2511-3089z">
            <text:p/>
          </draw:path>
          <draw:frame draw:style-name="gr19" draw:text-style-name="P2" draw:layer="layout" svg:width="3.224cm" svg:height="3.157cm" svg:x="10.415cm" svg:y="8.085cm">
            <draw:text-box>
              <text:p text:style-name="P8"><text:span text:style-name="T3">70%</text:span></text:p>
            </draw:text-box>
          </draw:frame>
          <draw:path draw:style-name="gr12" draw:layer="layout" svg:width="4.181cm" svg:height="7.451cm" svg:x="14.037cm" svg:y="4.618cm" svg:viewBox="0 0 4182 7452" svg:d="M0 7452c1772-1612 3595-1223 4182-4155l-621 133c103-234 184-355 265-634l-1294 319c-76-2065-1742-2516-2532-3115z">
            <text:p/>
          </draw:path>
          <draw:frame draw:style-name="gr19" draw:text-style-name="P2" draw:layer="layout" svg:width="3.524cm" svg:height="1.775cm" svg:x="14.293cm" svg:y="8.085cm">
            <draw:text-box>
              <text:p text:style-name="P3"><text:span text:style-name="T3">30%</text:span></text:p>
            </draw:text-box>
          </draw:frame>
        </draw:g>
        <draw:frame presentation:style-name="pr26" draw:layer="layout" svg:width="7cm" svg:height="0.8cm" svg:x="2cm" svg:y="7.5cm" presentation:class="subtitle" presentation:placeholder="true">
          <draw:text-box/>
        </draw:frame>
        <draw:frame presentation:style-name="pr27" draw:layer="layout" svg:width="7cm" svg:height="1.5cm" svg:x="2cm" svg:y="8.5cm" presentation:class="outline" presentation:placeholder="true">
          <draw:text-box/>
        </draw:frame>
        <draw:frame presentation:style-name="pr26" draw:layer="layout" svg:width="7cm" svg:height="0.8cm" svg:x="19cm" svg:y="7.5cm" presentation:class="subtitle" presentation:placeholder="true">
          <draw:text-box/>
        </draw:frame>
        <draw:frame presentation:style-name="pr27" draw:layer="layout" svg:width="7cm" svg:height="1.5cm" svg:x="19cm" svg:y="8.5cm" presentation:class="outline" presentation:placeholder="true">
          <draw:text-box/>
        </draw:frame>
        <draw:frame presentation:style-name="pr28" draw:layer="layout" svg:width="25cm" svg:height="2.5cm" svg:x="1.5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eaf_20_Blue_20_1" presentation:presentation-page-layout-name="AL4T1">
        <draw:frame presentation:style-name="pr30" draw:layer="layout" svg:width="21.2cm" svg:height="2.5cm" svg:x="5.4cm" svg:y="1cm" presentation:class="title" presentation:placeholder="true">
          <draw:text-box/>
        </draw:frame>
        <draw:frame presentation:style-name="pr31" draw:layer="layout" svg:width="21.1cm" svg:height="9.5cm" svg:x="5.4cm" svg:y="4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eaf_20_Blue_20_2" presentation:presentation-page-layout-name="AL4T1">
        <draw:frame presentation:style-name="pr33" draw:layer="layout" svg:width="21.1cm" svg:height="2.5cm" svg:x="1.5cm" svg:y="1cm" presentation:class="title" presentation:placeholder="true">
          <draw:text-box/>
        </draw:frame>
        <draw:frame presentation:style-name="pr34" draw:layer="layout" svg:width="21.1cm" svg:height="9.5cm" svg:x="1.5cm" svg:y="4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End_20_Slide" presentation:presentation-page-layout-name="AL3T19">
        <draw:frame presentation:style-name="pr36" draw:layer="layout" svg:width="25.2cm" svg:height="2.5cm" svg:x="1.4cm" svg:y="6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4ea6b" draw:end-color="#bbe33d" draw:start-intensity="100%" draw:end-intensity="100%" draw:angle="30deg" draw:border="0%">
      <loext:gradient-stop svg:offset="0" loext:color-type="rgb" loext:color-value="#d4ea6b"/>
      <loext:gradient-stop svg:offset="1" loext:color-type="rgb" loext:color-value="#bbe33d"/>
    </draw:gradient>
    <draw:gradient draw:name="Gradient_20_100" draw:display-name="Gradient 100" draw:style="linear" draw:start-color="#62cf51" draw:end-color="#3faf46" draw:start-intensity="100%" draw:end-intensity="100%" draw:angle="30deg" draw:border="0%">
      <loext:gradient-stop svg:offset="0" loext:color-type="rgb" loext:color-value="#62cf51"/>
      <loext:gradient-stop svg:offset="1" loext:color-type="rgb" loext:color-value="#3faf46"/>
    </draw:gradient>
    <draw:gradient draw:name="Gradient_20_102" draw:display-name="Gradient 102" draw:style="linear" draw:start-color="#8e86ae" draw:end-color="#a1467e" draw:start-intensity="100%" draw:end-intensity="100%" draw:angle="30deg" draw:border="0%">
      <loext:gradient-stop svg:offset="0" loext:color-type="rgb" loext:color-value="#8e86ae"/>
      <loext:gradient-stop svg:offset="1" loext:color-type="rgb" loext:color-value="#a1467e"/>
    </draw:gradient>
    <draw:gradient draw:name="Gradient_20_104" draw:display-name="Gradient 104" draw:style="linear" draw:start-color="#81aca6" draw:end-color="#5983b0" draw:start-intensity="100%" draw:end-intensity="100%" draw:angle="30deg" draw:border="0%">
      <loext:gradient-stop svg:offset="0" loext:color-type="rgb" loext:color-value="#81aca6"/>
      <loext:gradient-stop svg:offset="1" loext:color-type="rgb" loext:color-value="#5983b0"/>
    </draw:gradient>
    <draw:gradient draw:name="Gradient_20_14" draw:display-name="Gradient 14" draw:style="linear" draw:start-color="#6ad15a" draw:end-color="#5eb91e" draw:start-intensity="100%" draw:end-intensity="100%" draw:angle="30deg" draw:border="0%">
      <loext:gradient-stop svg:offset="0" loext:color-type="rgb" loext:color-value="#6ad15a"/>
      <loext:gradient-stop svg:offset="1" loext:color-type="rgb" loext:color-value="#5eb91e"/>
    </draw:gradient>
    <draw:gradient draw:name="Gradient_20_21" draw:display-name="Gradient 21" draw:style="linear" draw:start-color="#dee6ef" draw:end-color="#50938a" draw:start-intensity="100%" draw:end-intensity="100%" draw:angle="30deg" draw:border="0%">
      <loext:gradient-stop svg:offset="0" loext:color-type="rgb" loext:color-value="#dee6ef"/>
      <loext:gradient-stop svg:offset="1" loext:color-type="rgb" loext:color-value="#50938a"/>
    </draw:gradient>
    <draw:gradient draw:name="Gradient_20_22" draw:display-name="Gradient 22" draw:style="linear" draw:start-color="#6fc8fa" draw:end-color="#729fcf" draw:start-intensity="100%" draw:end-intensity="100%" draw:angle="30deg" draw:border="0%">
      <loext:gradient-stop svg:offset="0" loext:color-type="rgb" loext:color-value="#6fc8fa"/>
      <loext:gradient-stop svg:offset="1" loext:color-type="rgb" loext:color-value="#729fcf"/>
    </draw:gradient>
    <draw:gradient draw:name="Gradient_20_25" draw:display-name="Gradient 25" draw:style="linear" draw:start-color="#5983b0" draw:end-color="#3465a4" draw:start-intensity="100%" draw:end-intensity="100%" draw:angle="30deg" draw:border="0%">
      <loext:gradient-stop svg:offset="0" loext:color-type="rgb" loext:color-value="#5983b0"/>
      <loext:gradient-stop svg:offset="1" loext:color-type="rgb" loext:color-value="#3465a4"/>
    </draw:gradient>
    <draw:gradient draw:name="Gradient_20_34" draw:display-name="Gradient 34" draw:style="linear" draw:start-color="#bbe33d" draw:end-color="#77bc65" draw:start-intensity="100%" draw:end-intensity="100%" draw:angle="30deg" draw:border="0%">
      <loext:gradient-stop svg:offset="0" loext:color-type="rgb" loext:color-value="#bbe33d"/>
      <loext:gradient-stop svg:offset="1" loext:color-type="rgb" loext:color-value="#77bc65"/>
    </draw:gradient>
    <draw:gradient draw:name="Gradient_20_43" draw:display-name="Gradient 43" draw:style="linear" draw:start-color="#6fc8fa" draw:end-color="#2d88bb" draw:start-intensity="100%" draw:end-intensity="100%" draw:angle="30deg" draw:border="0%">
      <loext:gradient-stop svg:offset="0" loext:color-type="rgb" loext:color-value="#6fc8fa"/>
      <loext:gradient-stop svg:offset="1" loext:color-type="rgb" loext:color-value="#2d88bb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stroke="none" draw:fill="solid" draw:fill-color="#ffffff" fo:wrap-option="wrap"/>
      <style:text-properties fo:font-size="18pt"/>
    </style:style>
    <style:style style:name="Shapes" style:family="graphic" style:parent-style-name="Graphic">
      <style:graphic-properties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 draw:textarea-horizontal-align="center" draw:textarea-vertical-align="middle" draw:auto-grow-height="false"/>
      <style:paragraph-properties fo:margin-left="0cm" fo:margin-right="0cm" fo:text-align="center" fo:text-indent="0cm"/>
    </style:style>
    <style:style style:name="Filled_20_Blue" style:display-name="Filled Blue" style:family="graphic" style:parent-style-name="Filled">
      <style:graphic-properties draw:fill="solid" draw:fill-color="#41aeeb"/>
      <style:paragraph-properties fo:margin-left="0cm" fo:margin-right="0cm" fo:text-align="center" fo:text-indent="0c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41aeeb"/>
      <style:text-properties fo:color="#41aeeb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Light_20_Blue" style:display-name="Filled Light Blue" style:family="graphic" style:parent-style-name="Filled">
      <style:graphic-properties draw:fill="solid" draw:fill-color="#6fc8fa"/>
      <style:paragraph-properties fo:margin-left="0cm" fo:margin-right="0cm" fo:text-align="center" fo:text-indent="0cm"/>
      <style:text-properties fo:color="#ffffff" loext:opacity="100%"/>
    </style:style>
    <style:style style:name="Gradient_20_10" style:display-name="Gradient 10" style:family="graphic" style:parent-style-name="Filled">
      <style:graphic-properties draw:fill="gradient" draw:fill-gradient-name="Gradient_20_10"/>
      <style:text-properties fo:color="#ffffff" loext:opacity="100%"/>
    </style:style>
    <style:style style:name="Gradient_20_14" style:display-name="Gradient 14" style:family="graphic" style:parent-style-name="Filled">
      <style:graphic-properties draw:fill="gradient" draw:fill-gradient-name="Gradient_20_14"/>
      <style:text-properties fo:color="#ffffff" loext:opacity="100%"/>
    </style:style>
    <style:style style:name="Gradient_20_21" style:display-name="Gradient 21" style:family="graphic" style:parent-style-name="Filled">
      <style:graphic-properties draw:fill="gradient" draw:fill-gradient-name="Gradient_20_21"/>
      <style:text-properties fo:color="#ffffff" loext:opacity="100%"/>
    </style:style>
    <style:style style:name="Gradient_20_22" style:display-name="Gradient 22" style:family="graphic" style:parent-style-name="Filled">
      <style:graphic-properties draw:fill="gradient" draw:fill-gradient-name="Gradient_20_22"/>
      <style:text-properties fo:color="#ffffff" loext:opacity="100%"/>
    </style:style>
    <style:style style:name="Gradient_20_25" style:display-name="Gradient 25" style:family="graphic" style:parent-style-name="Filled">
      <style:graphic-properties draw:fill="gradient" draw:fill-gradient-name="Gradient_20_25"/>
      <style:text-properties fo:color="#ffffff" loext:opacity="100%"/>
    </style:style>
    <style:style style:name="Gradient_20_34" style:display-name="Gradient 34" style:family="graphic" style:parent-style-name="Filled">
      <style:graphic-properties draw:fill="gradient" draw:fill-gradient-name="Gradient_20_34"/>
      <style:text-properties fo:color="#ffffff" loext:opacity="100%"/>
    </style:style>
    <style:style style:name="Gradient_20_43" style:display-name="Gradient 43" style:family="graphic" style:parent-style-name="Filled">
      <style:graphic-properties draw:fill="gradient" draw:fill-gradient-name="Gradient_20_43"/>
      <style:text-properties fo:color="#ffffff" loext:opacity="100%"/>
    </style:style>
    <style:style style:name="Gradient_20_100" style:display-name="Gradient 100" style:family="graphic" style:parent-style-name="Filled">
      <style:graphic-properties draw:fill="gradient" draw:fill-gradient-name="Gradient_20_100"/>
      <style:text-properties fo:color="#ffffff" loext:opacity="100%"/>
    </style:style>
    <style:style style:name="Gradient_20_102" style:display-name="Gradient 102" style:family="graphic" style:parent-style-name="Filled">
      <style:graphic-properties draw:fill="gradient" draw:fill-gradient-name="Gradient_20_102"/>
      <style:text-properties fo:color="#ffffff" loext:opacity="100%"/>
    </style:style>
    <style:style style:name="Gradient_20_104" style:display-name="Gradient 104" style:family="graphic" style:parent-style-name="Filled">
      <style:graphic-properties draw:fill="gradient" draw:fill-gradient-name="Gradient_20_104"/>
      <style:text-properties fo:color="#ffffff" loext:opacity="100%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size="20pt" style:font-size-asian="20pt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</style:style>
    <style:style style:name="Title_20_Slide-outline6" style:display-name="Title Slide-outline6" style:family="presentation" style:parent-style-name="Title_20_Slide-outline5"/>
    <style:style style:name="Title_20_Slide-outline7" style:display-name="Title Slide-outline7" style:family="presentation" style:parent-style-name="Title_20_Slide-outline6"/>
    <style:style style:name="Title_20_Slide-outline8" style:display-name="Title Slide-outline8" style:family="presentation" style:parent-style-name="Title_20_Slide-outline7"/>
    <style:style style:name="Title_20_Slide-outline9" style:display-name="Title Slide-outline9" style:family="presentation" style:parent-style-name="Title_20_Slide-outline8"/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size="28pt" style:font-size-asian="28pt" style:font-size-complex="28pt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size="24pt" style:font-size-asian="24pt" style:font-size-complex="24pt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size="20pt" style:font-size-asian="20pt" style:font-size-complex="20pt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</style:style>
    <style:style style:name="Right_20_Bar_20_White-outline6" style:display-name="Right Bar White-outline6" style:family="presentation" style:parent-style-name="Right_20_Bar_20_White-outline5"/>
    <style:style style:name="Right_20_Bar_20_White-outline7" style:display-name="Right Bar White-outline7" style:family="presentation" style:parent-style-name="Right_20_Bar_20_White-outline6"/>
    <style:style style:name="Right_20_Bar_20_White-outline8" style:display-name="Right Bar White-outline8" style:family="presentation" style:parent-style-name="Right_20_Bar_20_White-outline7"/>
    <style:style style:name="Right_20_Bar_20_White-outline9" style:display-name="Right Bar White-outline9" style:family="presentation" style:parent-style-name="Right_20_Bar_20_White-outline8"/>
    <style:style style:name="Right_20_Bar_20_White-subtitle" style:display-name="Right Bar White-subtitle" style:family="presentation">
      <style:graphic-properties draw:stroke="none" draw:fill="none" draw:textarea-vertical-align="middle" draw:auto-grow-height="false" draw:fit-to-size="false" style:shrink-to-fit="tru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393e4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 draw:auto-grow-height="false" draw:fit-to-size="false" style:shrink-to-fit="tru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</style:style>
    <style:style style:name="Left_20_Bar_20_White-outline6" style:display-name="Left Bar White-outline6" style:family="presentation" style:parent-style-name="Left_20_Bar_20_White-outline5"/>
    <style:style style:name="Left_20_Bar_20_White-outline7" style:display-name="Left Bar White-outline7" style:family="presentation" style:parent-style-name="Left_20_Bar_20_White-outline6"/>
    <style:style style:name="Left_20_Bar_20_White-outline8" style:display-name="Left Bar White-outline8" style:family="presentation" style:parent-style-name="Left_20_Bar_20_White-outline7"/>
    <style:style style:name="Left_20_Bar_20_White-outline9" style:display-name="Left Bar White-outline9" style:family="presentation" style:parent-style-name="Left_20_Bar_20_White-outline8"/>
    <style:style style:name="Left_20_Bar_20_White-subtitle" style:display-name="Left Bar White-subtitle" style:family="presentation">
      <style:graphic-properties draw:stroke="none" draw:fill="none" draw:textarea-vertical-align="middle" draw:auto-grow-height="false" draw:fit-to-size="false" style:shrink-to-fit="tru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 draw:auto-grow-height="false" draw:fit-to-size="false" style:shrink-to-fit="tru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</style:style>
    <style:style style:name="Bottom_20_Bar_20_White-outline6" style:display-name="Bottom Bar White-outline6" style:family="presentation" style:parent-style-name="Bottom_20_Bar_20_White-outline5"/>
    <style:style style:name="Bottom_20_Bar_20_White-outline7" style:display-name="Bottom Bar White-outline7" style:family="presentation" style:parent-style-name="Bottom_20_Bar_20_White-outline6"/>
    <style:style style:name="Bottom_20_Bar_20_White-outline8" style:display-name="Bottom Bar White-outline8" style:family="presentation" style:parent-style-name="Bottom_20_Bar_20_White-outline7"/>
    <style:style style:name="Bottom_20_Bar_20_White-outline9" style:display-name="Bottom Bar White-outline9" style:family="presentation" style:parent-style-name="Bottom_20_Bar_20_White-outline8"/>
    <style:style style:name="Bottom_20_Bar_20_White-subtitle" style:display-name="Bottom Bar White-subtitle" style:family="presentation">
      <style:graphic-properties draw:stroke="none" draw:fill="none" draw:textarea-vertical-align="middle" draw:auto-grow-height="false" draw:fit-to-size="false" style:shrink-to-fit="tru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 draw:auto-grow-height="false" draw:fit-to-size="false" style:shrink-to-fit="tru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use-window-font-color="true" loext:opacity="0%"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</style:style>
    <style:style style:name="Bottom_20_Bar_20_Blue-outline6" style:display-name="Bottom Bar Blue-outline6" style:family="presentation" style:parent-style-name="Bottom_20_Bar_20_Blue-outline5"/>
    <style:style style:name="Bottom_20_Bar_20_Blue-outline7" style:display-name="Bottom Bar Blue-outline7" style:family="presentation" style:parent-style-name="Bottom_20_Bar_20_Blue-outline6"/>
    <style:style style:name="Bottom_20_Bar_20_Blue-outline8" style:display-name="Bottom Bar Blue-outline8" style:family="presentation" style:parent-style-name="Bottom_20_Bar_20_Blue-outline7"/>
    <style:style style:name="Bottom_20_Bar_20_Blue-outline9" style:display-name="Bottom Bar Blue-outline9" style:family="presentation" style:parent-style-name="Bottom_20_Bar_20_Blue-outline8"/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 draw:auto-grow-height="false" draw:fit-to-size="false" style:shrink-to-fit="tru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</style:style>
    <style:style style:name="Leaf_20_White_20_1-outline6" style:display-name="Leaf White 1-outline6" style:family="presentation" style:parent-style-name="Leaf_20_White_20_1-outline5"/>
    <style:style style:name="Leaf_20_White_20_1-outline7" style:display-name="Leaf White 1-outline7" style:family="presentation" style:parent-style-name="Leaf_20_White_20_1-outline6"/>
    <style:style style:name="Leaf_20_White_20_1-outline8" style:display-name="Leaf White 1-outline8" style:family="presentation" style:parent-style-name="Leaf_20_White_20_1-outline7"/>
    <style:style style:name="Leaf_20_White_20_1-outline9" style:display-name="Leaf White 1-outline9" style:family="presentation" style:parent-style-name="Leaf_20_White_20_1-outline8"/>
    <style:style style:name="Leaf_20_White_20_1-subtitle" style:display-name="Leaf White 1-subtitle" style:family="presentation">
      <style:graphic-properties draw:stroke="none" draw:fill="none" draw:textarea-vertical-align="middle" draw:auto-grow-height="false" draw:fit-to-size="false" style:shrink-to-fit="tru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 draw:auto-grow-height="false" draw:fit-to-size="false" style:shrink-to-fit="tru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#ffffff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solid" draw:fill-color="#ffffff" draw:opacity="50%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</style:style>
    <style:style style:name="Leaf_20_White_20_2-outline6" style:display-name="Leaf White 2-outline6" style:family="presentation" style:parent-style-name="Leaf_20_White_20_2-outline5"/>
    <style:style style:name="Leaf_20_White_20_2-outline7" style:display-name="Leaf White 2-outline7" style:family="presentation" style:parent-style-name="Leaf_20_White_20_2-outline6"/>
    <style:style style:name="Leaf_20_White_20_2-outline8" style:display-name="Leaf White 2-outline8" style:family="presentation" style:parent-style-name="Leaf_20_White_20_2-outline7"/>
    <style:style style:name="Leaf_20_White_20_2-outline9" style:display-name="Leaf White 2-outline9" style:family="presentation" style:parent-style-name="Leaf_20_White_20_2-outline8"/>
    <style:style style:name="Leaf_20_White_20_2-subtitle" style:display-name="Leaf White 2-subtitle" style:family="presentation">
      <style:graphic-properties draw:stroke="none" draw:fill="solid" draw:fill-color="#ffffff" draw:opacity="50%" draw:textarea-vertical-align="middle" draw:auto-grow-height="false" draw:fit-to-size="false" style:shrink-to-fit="tru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 draw:auto-grow-height="false" draw:fit-to-size="false" style:shrink-to-fit="tru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size="28pt" style:font-size-asian="28pt" style:font-size-complex="28pt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size="24pt" style:font-size-asian="24pt" style:font-size-complex="24pt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size="20pt" style:font-size-asian="20pt" style:font-size-complex="20pt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</style:style>
    <style:style style:name="Right_20_Bar_20_Blue-outline6" style:display-name="Right Bar Blue-outline6" style:family="presentation" style:parent-style-name="Right_20_Bar_20_Blue-outline5"/>
    <style:style style:name="Right_20_Bar_20_Blue-outline7" style:display-name="Right Bar Blue-outline7" style:family="presentation" style:parent-style-name="Right_20_Bar_20_Blue-outline6"/>
    <style:style style:name="Right_20_Bar_20_Blue-outline8" style:display-name="Right Bar Blue-outline8" style:family="presentation" style:parent-style-name="Right_20_Bar_20_Blue-outline7"/>
    <style:style style:name="Right_20_Bar_20_Blue-outline9" style:display-name="Right Bar Blue-outline9" style:family="presentation" style:parent-style-name="Right_20_Bar_20_Blue-outline8"/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 draw:auto-grow-height="false" draw:fit-to-size="false" style:shrink-to-fit="tru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</style:style>
    <style:style style:name="Left_20_Bar_20_Blue-outline6" style:display-name="Left Bar Blue-outline6" style:family="presentation" style:parent-style-name="Left_20_Bar_20_Blue-outline5"/>
    <style:style style:name="Left_20_Bar_20_Blue-outline7" style:display-name="Left Bar Blue-outline7" style:family="presentation" style:parent-style-name="Left_20_Bar_20_Blue-outline6"/>
    <style:style style:name="Left_20_Bar_20_Blue-outline8" style:display-name="Left Bar Blue-outline8" style:family="presentation" style:parent-style-name="Left_20_Bar_20_Blue-outline7"/>
    <style:style style:name="Left_20_Bar_20_Blue-outline9" style:display-name="Left Bar Blue-outline9" style:family="presentation" style:parent-style-name="Left_20_Bar_20_Blue-outline8"/>
    <style:style style:name="Left_20_Bar_20_Blue-subtitle" style:display-name="Left Bar Blue-subtitle" style:family="presentation">
      <style:graphic-properties draw:stroke="none" draw:fill="none" draw:textarea-vertical-align="middle" draw:auto-grow-height="false" draw:fit-to-size="false" style:shrink-to-fit="tru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 draw:auto-grow-height="false" draw:fit-to-size="false" style:shrink-to-fit="tru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#1e86c1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</style:style>
    <style:style style:name="Leaf_20_Blue_20_1-outline6" style:display-name="Leaf Blue 1-outline6" style:family="presentation" style:parent-style-name="Leaf_20_Blue_20_1-outline5"/>
    <style:style style:name="Leaf_20_Blue_20_1-outline7" style:display-name="Leaf Blue 1-outline7" style:family="presentation" style:parent-style-name="Leaf_20_Blue_20_1-outline6"/>
    <style:style style:name="Leaf_20_Blue_20_1-outline8" style:display-name="Leaf Blue 1-outline8" style:family="presentation" style:parent-style-name="Leaf_20_Blue_20_1-outline7"/>
    <style:style style:name="Leaf_20_Blue_20_1-outline9" style:display-name="Leaf Blue 1-outline9" style:family="presentation" style:parent-style-name="Leaf_20_Blue_20_1-outline8"/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 draw:auto-grow-height="false" draw:fit-to-size="false" style:shrink-to-fit="tru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#1e86c1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</style:style>
    <style:style style:name="Leaf_20_Blue_20_2-outline6" style:display-name="Leaf Blue 2-outline6" style:family="presentation" style:parent-style-name="Leaf_20_Blue_20_2-outline5"/>
    <style:style style:name="Leaf_20_Blue_20_2-outline7" style:display-name="Leaf Blue 2-outline7" style:family="presentation" style:parent-style-name="Leaf_20_Blue_20_2-outline6"/>
    <style:style style:name="Leaf_20_Blue_20_2-outline8" style:display-name="Leaf Blue 2-outline8" style:family="presentation" style:parent-style-name="Leaf_20_Blue_20_2-outline7"/>
    <style:style style:name="Leaf_20_Blue_20_2-outline9" style:display-name="Leaf Blue 2-outline9" style:family="presentation" style:parent-style-name="Leaf_20_Blue_20_2-outline8"/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 draw:auto-grow-height="false" draw:fit-to-size="false" style:shrink-to-fit="tru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</style:style>
    <style:style style:name="End_20_Slide-outline6" style:display-name="End Slide-outline6" style:family="presentation" style:parent-style-name="End_20_Slide-outline5"/>
    <style:style style:name="End_20_Slide-outline7" style:display-name="End Slide-outline7" style:family="presentation" style:parent-style-name="End_20_Slide-outline6"/>
    <style:style style:name="End_20_Slide-outline8" style:display-name="End Slide-outline8" style:family="presentation" style:parent-style-name="End_20_Slide-outline7"/>
    <style:style style:name="End_20_Slide-outline9" style:display-name="End Slide-outline9" style:family="presentation" style:parent-style-name="End_20_Slide-outline8"/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 draw:auto-grow-height="false" draw:fit-to-size="false" style:shrink-to-fit="tru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fill="none" draw:fill-color="#ffffff" fo:min-height="0.6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fill="none" fo:min-height="0.6cm" loext:decorative="false"/>
      <style:paragraph-properties style:writing-mode="lr-tb"/>
    </style:style>
    <style:style style:name="Mpr5" style:family="presentation" style:parent-style-name="Right_20_Bar_20_White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Left_20_Bar_20_White-backgroundobjects">
      <style:graphic-properties draw:fill="none" draw:fill-color="#ffffff" fo:min-height="0.6cm" loext:decorative="false"/>
      <style:paragraph-properties style:writing-mode="lr-tb"/>
    </style:style>
    <style:style style:name="Mpr8" style:family="presentation" style:parent-style-name="Left_20_Bar_20_White-backgroundobjects">
      <style:graphic-properties draw:fill="none" fo:min-height="0.6cm" loext:decorative="false"/>
      <style:paragraph-properties style:writing-mode="lr-tb"/>
    </style:style>
    <style:style style:name="Mpr9" style:family="presentation" style:parent-style-name="Left_20_Bar_20_White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ottom_20_Bar_20_White-backgroundobjects">
      <style:graphic-properties draw:fill="none" draw:fill-color="#ffffff" fo:min-height="0.6cm" loext:decorative="false"/>
      <style:paragraph-properties style:writing-mode="lr-tb"/>
    </style:style>
    <style:style style:name="Mpr12" style:family="presentation" style:parent-style-name="Bottom_20_Bar_20_White-backgroundobjects">
      <style:graphic-properties draw:fill="none" fo:min-height="0.6cm" loext:decorative="false"/>
      <style:paragraph-properties style:writing-mode="lr-tb"/>
    </style:style>
    <style:style style:name="Mpr13" style:family="presentation" style:parent-style-name="Bottom_20_Bar_20_White-backgroundobjects">
      <style:graphic-properties draw:fill="none" draw:fill-color="#ffffff" fo:min-height="1.484cm" loext:decorative="false"/>
      <style:paragraph-properties style:writing-mode="lr-tb"/>
    </style:style>
    <style:style style:name="Mpr14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ottom_20_Bar_20_Blue-backgroundobjects">
      <style:graphic-properties draw:fill="none" draw:fill-color="#ffffff" fo:min-height="0.6cm" loext:decorative="false"/>
      <style:paragraph-properties style:writing-mode="lr-tb"/>
    </style:style>
    <style:style style:name="Mpr16" style:family="presentation" style:parent-style-name="Bottom_20_Bar_20_Blue-backgroundobjects">
      <style:graphic-properties draw:fill="none" fo:min-height="0.6cm" loext:decorative="false"/>
      <style:paragraph-properties style:writing-mode="lr-tb"/>
    </style:style>
    <style:style style:name="Mpr17" style:family="presentation" style:parent-style-name="Bottom_20_Bar_20_Blue-backgroundobjects">
      <style:graphic-properties draw:fill="none" draw:fill-color="#ffffff" fo:min-height="1.484cm" loext:decorative="false"/>
      <style:paragraph-properties style:writing-mode="lr-tb"/>
    </style:style>
    <style:style style:name="Mpr1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White_20_1-backgroundobjects">
      <style:graphic-properties draw:fill="none" draw:fill-color="#ffffff" fo:min-height="0.6cm" loext:decorative="false"/>
      <style:paragraph-properties style:writing-mode="lr-tb"/>
    </style:style>
    <style:style style:name="Mpr20" style:family="presentation" style:parent-style-name="Leaf_20_White_20_1-backgroundobjects">
      <style:graphic-properties draw:fill="none" fo:min-height="0.6cm" loext:decorative="false"/>
      <style:paragraph-properties style:writing-mode="lr-tb"/>
    </style:style>
    <style:style style:name="Mpr21" style:family="presentation" style:parent-style-name="Leaf_20_White_20_1-backgroundobjects">
      <style:graphic-properties draw:fill="none" draw:fill-color="#ffffff" fo:min-height="1.484cm" loext:decorative="false"/>
      <style:paragraph-properties style:writing-mode="lr-tb"/>
    </style:style>
    <style:style style:name="Mpr2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Leaf_20_White_20_2-backgroundobjects">
      <style:graphic-properties draw:fill="none" draw:fill-color="#ffffff" fo:min-height="0.6cm" loext:decorative="false"/>
      <style:paragraph-properties style:writing-mode="lr-tb"/>
    </style:style>
    <style:style style:name="Mpr24" style:family="presentation" style:parent-style-name="Leaf_20_White_20_2-backgroundobjects">
      <style:graphic-properties draw:fill="none" fo:min-height="0.6cm" loext:decorative="false"/>
      <style:paragraph-properties style:writing-mode="lr-tb"/>
    </style:style>
    <style:style style:name="Mpr25" style:family="presentation" style:parent-style-name="Leaf_20_White_20_2-backgroundobjects">
      <style:graphic-properties draw:fill="none" draw:fill-color="#ffffff" fo:min-height="1.484cm" loext:decorative="false"/>
      <style:paragraph-properties style:writing-mode="lr-tb"/>
    </style:style>
    <style:style style:name="Mpr26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Right_20_Bar_20_Blue-backgroundobjects">
      <style:graphic-properties draw:fill="none" draw:fill-color="#ffffff" fo:min-height="0.6cm" loext:decorative="false"/>
      <style:paragraph-properties style:writing-mode="lr-tb"/>
    </style:style>
    <style:style style:name="Mpr28" style:family="presentation" style:parent-style-name="Right_20_Bar_20_Blue-backgroundobjects">
      <style:graphic-properties draw:fill="none" fo:min-height="0.6cm" loext:decorative="false"/>
      <style:paragraph-properties style:writing-mode="lr-tb"/>
    </style:style>
    <style:style style:name="Mpr29" style:family="presentation" style:parent-style-name="Right_20_Bar_20_Blue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Left_20_Bar_20_Blue-backgroundobjects">
      <style:graphic-properties draw:fill="none" draw:fill-color="#ffffff" fo:min-height="0.6cm" loext:decorative="false"/>
      <style:paragraph-properties style:writing-mode="lr-tb"/>
    </style:style>
    <style:style style:name="Mpr32" style:family="presentation" style:parent-style-name="Left_20_Bar_20_Blue-backgroundobjects">
      <style:graphic-properties draw:fill="none" fo:min-height="0.6cm" loext:decorative="false"/>
      <style:paragraph-properties style:writing-mode="lr-tb"/>
    </style:style>
    <style:style style:name="Mpr33" style:family="presentation" style:parent-style-name="Left_20_Bar_20_Blue-backgroundobjects">
      <style:graphic-properties draw:fill="none" draw:fill-color="#ffffff" fo:min-height="1.484cm" loext:decorative="false"/>
      <style:paragraph-properties style:writing-mode="lr-tb"/>
    </style:style>
    <style:style style:name="Mpr34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eaf_20_Blue_20_1-backgroundobjects">
      <style:graphic-properties draw:fill="none" draw:fill-color="#ffffff" fo:min-height="0.6cm" loext:decorative="false"/>
      <style:paragraph-properties style:writing-mode="lr-tb"/>
    </style:style>
    <style:style style:name="Mpr36" style:family="presentation" style:parent-style-name="Leaf_20_Blue_20_1-backgroundobjects">
      <style:graphic-properties draw:fill="none" fo:min-height="0.6cm" loext:decorative="false"/>
      <style:paragraph-properties style:writing-mode="lr-tb"/>
    </style:style>
    <style:style style:name="Mpr37" style:family="presentation" style:parent-style-name="Leaf_20_Blue_20_1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Leaf_20_Blue_20_2-backgroundobjects">
      <style:graphic-properties draw:fill="none" draw:fill-color="#ffffff" fo:min-height="0.6cm" loext:decorative="false"/>
      <style:paragraph-properties style:writing-mode="lr-tb"/>
    </style:style>
    <style:style style:name="Mpr40" style:family="presentation" style:parent-style-name="Leaf_20_Blue_20_2-backgroundobjects">
      <style:graphic-properties draw:fill="none" fo:min-height="0.6cm" loext:decorative="false"/>
      <style:paragraph-properties style:writing-mode="lr-tb"/>
    </style:style>
    <style:style style:name="Mpr41" style:family="presentation" style:parent-style-name="Leaf_20_Blue_20_2-backgroundobjects">
      <style:graphic-properties draw:fill="none" draw:fill-color="#ffffff" fo:min-height="1.484cm" loext:decorative="false"/>
      <style:paragraph-properties style:writing-mode="lr-tb"/>
    </style:style>
    <style:style style:name="Mpr4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End_20_Slide-backgroundobjects">
      <style:graphic-properties draw:fill="none" draw:fill-color="#ffffff" fo:min-height="0.6cm" loext:decorative="false"/>
      <style:paragraph-properties style:writing-mode="lr-tb"/>
    </style:style>
    <style:style style:name="Mpr44" style:family="presentation" style:parent-style-name="End_20_Slide-backgroundobjects">
      <style:graphic-properties draw:fill="none" fo:min-height="0.6cm" loext:decorative="false"/>
      <style:paragraph-properties style:writing-mode="lr-tb"/>
    </style:style>
    <style:style style:name="Mpr45" style:family="presentation" style:parent-style-name="End_20_Slide-backgroundobjects">
      <style:graphic-properties draw:fill="none" draw:fill-color="#ffffff" fo:min-height="1.484cm" loext:decorative="false"/>
      <style:paragraph-properties style:writing-mode="lr-tb"/>
    </style:style>
    <style:style style:name="Mpr46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loext:opacity="100%"/>
    </style:style>
    <style:style style:name="MT2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cm" svg:height="5.062cm" svg:x="1cm" svg:y="3.742cm"/>
      <draw:page-thumbnail draw:layer="backgroundobjects" svg:width="9cm" svg:height="5.062cm" svg:x="1cm" svg:y="12.318cm"/>
      <draw:page-thumbnail draw:layer="backgroundobjects" svg:width="9cm" svg:height="5.062cm" svg:x="1cm" svg:y="20.894cm"/>
      <draw:page-thumbnail draw:layer="backgroundobjects" svg:width="9cm" svg:height="5.062cm" svg:x="11cm" svg:y="3.742cm"/>
      <draw:page-thumbnail draw:layer="backgroundobjects" svg:width="9cm" svg:height="5.062cm" svg:x="11cm" svg:y="12.318cm"/>
      <draw:page-thumbnail draw:layer="backgroundobjects" svg:width="9cm" svg:height="5.062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4cm" svg:height="5cm" svg:x="2cm" svg:y="3cm" presentation:class="title" presentation:placeholder="true">
        <draw:text-box/>
      </draw:frame>
      <draw:frame presentation:style-name="Title_20_Slide-outline1" draw:layer="backgroundobjects" svg:width="24cm" svg:height="6cm" svg:x="2cm" svg:y="8.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ight_20_Bar_20_White" style:display-name="Righ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8cm" svg:height="15.75cm" svg:x="27.2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draw:frame presentation:style-name="Right_20_Bar_20_White-title" draw:layer="backgroundobjects" svg:width="25.2cm" svg:height="2.5cm" svg:x="1.4cm" svg:y="1cm" presentation:class="title" presentation:placeholder="true">
        <draw:text-box/>
      </draw:frame>
      <draw:frame presentation:style-name="Right_20_Bar_20_White-outline1" draw:layer="backgroundobjects" svg:width="25.2cm" svg:height="9.5cm" svg:x="1.4cm" svg:y="4.5cm" presentation:class="outline" presentation:placeholder="true">
        <draw:text-box/>
      </draw:frame>
      <draw:frame presentation:style-name="Mpr3" draw:text-style-name="MP2" draw:layer="backgroundobjects" svg:width="6.52cm" svg:height="0.6cm" svg:x="1.4cm" svg:y="14.8cm" presentation:class="date-time">
        <draw:text-box>
          <text:p text:style-name="MP1"><presentation:date-time/></text:p>
        </draw:text-box>
      </draw:frame>
      <draw:frame presentation:style-name="Mpr4" draw:text-style-name="MP8" draw:layer="backgroundobjects" svg:width="9cm" svg:height="0.6cm" svg:x="9.5cm" svg:y="14.8cm" presentation:class="footer">
        <draw:text-box>
          <text:p text:style-name="MP7"><presentation:footer/></text:p>
        </draw:text-box>
      </draw:frame>
      <draw:frame presentation:style-name="Mpr3" draw:text-style-name="MP4" draw:layer="backgroundobjects" svg:width="6.52cm" svg:height="0.6cm" svg:x="20.08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6" draw:layer="backgroundobjects" svg:width="0.8cm" svg:height="15.75cm" svg:x="0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draw:frame presentation:style-name="Left_20_Bar_20_White-title" draw:layer="backgroundobjects" svg:width="25.2cm" svg:height="2.5cm" svg:x="1.4cm" svg:y="1cm" presentation:class="title" presentation:placeholder="true">
        <draw:text-box/>
      </draw:frame>
      <draw:frame presentation:style-name="Left_20_Bar_20_White-outline1" draw:layer="backgroundobjects" svg:width="25.2cm" svg:height="9.5cm" svg:x="1.4cm" svg:y="4.5cm" presentation:class="outline" presentation:placeholder="true">
        <draw:text-box/>
      </draw:frame>
      <draw:frame presentation:style-name="Mpr7" draw:text-style-name="MP2" draw:layer="backgroundobjects" svg:width="6.52cm" svg:height="0.6cm" svg:x="1.4cm" svg:y="14.8cm" presentation:class="date-time">
        <draw:text-box>
          <text:p text:style-name="MP1"><presentation:date-time/></text:p>
        </draw:text-box>
      </draw:frame>
      <draw:frame presentation:style-name="Mpr8" draw:text-style-name="MP8" draw:layer="backgroundobjects" svg:width="9cm" svg:height="0.6cm" svg:x="9.5cm" svg:y="14.8cm" presentation:class="footer">
        <draw:text-box>
          <text:p text:style-name="MP7"><presentation:footer/></text:p>
        </draw:text-box>
      </draw:frame>
      <draw:frame presentation:style-name="Mpr7" draw:text-style-name="MP4" draw:layer="backgroundobjects" svg:width="6.52cm" svg:height="0.6cm" svg:x="20.08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7cm" svg:height="28cm" draw:transform="rotate (-1.5707963267949) translate (28cm 15.05cm)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draw:frame presentation:style-name="Bottom_20_Bar_20_White-title" draw:layer="backgroundobjects" svg:width="25.2cm" svg:height="2.5cm" svg:x="1.4cm" svg:y="1cm" presentation:class="title" presentation:placeholder="true">
        <draw:text-box/>
      </draw:frame>
      <draw:frame presentation:style-name="Bottom_20_Bar_20_White-outline1" draw:layer="backgroundobjects" svg:width="25.2cm" svg:height="9.5cm" svg:x="1.4cm" svg:y="4.5cm" presentation:class="outline" presentation:placeholder="true">
        <draw:text-box/>
      </draw:frame>
      <draw:frame presentation:style-name="Mpr11" draw:text-style-name="MP2" draw:layer="backgroundobjects" svg:width="6.52cm" svg:height="0.6cm" svg:x="1.4cm" svg:y="14.8cm" presentation:class="date-time">
        <draw:text-box>
          <text:p text:style-name="MP1"><presentation:date-time/></text:p>
        </draw:text-box>
      </draw:frame>
      <draw:frame presentation:style-name="Mpr12" draw:text-style-name="MP8" draw:layer="backgroundobjects" svg:width="9cm" svg:height="0.6cm" svg:x="9.5cm" svg:y="14.8cm" presentation:class="footer">
        <draw:text-box>
          <text:p text:style-name="MP7"><presentation:footer/></text:p>
        </draw:text-box>
      </draw:frame>
      <draw:frame presentation:style-name="Mpr11" draw:text-style-name="MP4" draw:layer="backgroundobjects" svg:width="6.52cm" svg:height="0.6cm" svg:x="20.08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7cm" svg:height="28cm" draw:transform="rotate (-1.5707963267949) translate (28cm 15.05cm)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draw:frame presentation:style-name="Bottom_20_Bar_20_Blue-title" draw:layer="backgroundobjects" svg:width="25.2cm" svg:height="2.5cm" svg:x="1.4cm" svg:y="1cm" presentation:class="title" presentation:placeholder="true">
        <draw:text-box/>
      </draw:frame>
      <draw:frame presentation:style-name="Bottom_20_Bar_20_Blue-outline1" draw:layer="backgroundobjects" svg:width="25.2cm" svg:height="9.5cm" svg:x="1.4cm" svg:y="4.5cm" presentation:class="outline" presentation:placeholder="true">
        <draw:text-box/>
      </draw:frame>
      <draw:frame presentation:style-name="Mpr15" draw:text-style-name="MP2" draw:layer="backgroundobjects" svg:width="6.52cm" svg:height="0.6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9cm" svg:height="0.6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cm" svg:height="0.6cm" svg:x="20.08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834cm" svg:height="15.086cm" svg:x="0cm" svg:y="0cm">
        <draw:image xlink:href="Pictures/10000001000001F300000354A4683E4E.png" xlink:type="simple" xlink:show="embed" xlink:actuate="onLoad" draw:mime-type="image/png">
          <text:p/>
        </draw:image>
      </draw:frame>
      <draw:frame draw:style-name="Mgr4" draw:text-style-name="MP6" draw:layer="backgroundobjects" svg:width="0.8cm" svg:height="15.75cm" svg:x="27.2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draw:frame presentation:style-name="Leaf_20_White_20_1-title" draw:layer="backgroundobjects" svg:width="21.1cm" svg:height="2.5cm" svg:x="5.4cm" svg:y="1cm" presentation:class="title" presentation:placeholder="true">
        <draw:text-box/>
      </draw:frame>
      <draw:frame presentation:style-name="Leaf_20_White_20_1-outline1" draw:layer="backgroundobjects" svg:width="21.1cm" svg:height="9.5cm" svg:x="5.4cm" svg:y="4.5cm" presentation:class="outline" presentation:placeholder="true">
        <draw:text-box/>
      </draw:frame>
      <draw:frame presentation:style-name="Mpr19" draw:text-style-name="MP2" draw:layer="backgroundobjects" svg:width="6.52cm" svg:height="0.6cm" svg:x="1.4cm" svg:y="14.8cm" presentation:class="date-time">
        <draw:text-box>
          <text:p text:style-name="MP1"><presentation:date-time/></text:p>
        </draw:text-box>
      </draw:frame>
      <draw:frame presentation:style-name="Mpr20" draw:text-style-name="MP8" draw:layer="backgroundobjects" svg:width="9cm" svg:height="0.6cm" svg:x="9.5cm" svg:y="14.8cm" presentation:class="footer">
        <draw:text-box>
          <text:p text:style-name="MP7"><presentation:footer/></text:p>
        </draw:text-box>
      </draw:frame>
      <draw:frame presentation:style-name="Mpr19" draw:text-style-name="MP4" draw:layer="backgroundobjects" svg:width="6.52cm" svg:height="0.6cm" svg:x="20.08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834cm" svg:height="15.086cm" draw:transform="rotate (-3.14159265358979) translate (28cm 15.75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6" draw:layer="backgroundobjects" svg:width="0.8cm" svg:height="15.75cm" svg:x="0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draw:frame presentation:style-name="Leaf_20_White_20_2-title" draw:layer="backgroundobjects" svg:width="21.1cm" svg:height="2.5cm" svg:x="1.5cm" svg:y="1cm" presentation:class="title" presentation:placeholder="true">
        <draw:text-box/>
      </draw:frame>
      <draw:frame presentation:style-name="Leaf_20_White_20_2-outline1" draw:layer="backgroundobjects" svg:width="21.1cm" svg:height="9.5cm" svg:x="1.5cm" svg:y="4.5cm" presentation:class="outline" presentation:placeholder="true">
        <draw:text-box/>
      </draw:frame>
      <draw:frame presentation:style-name="Mpr23" draw:text-style-name="MP2" draw:layer="backgroundobjects" svg:width="6.52cm" svg:height="0.6cm" svg:x="1.4cm" svg:y="14.8cm" presentation:class="date-time">
        <draw:text-box>
          <text:p text:style-name="MP1"><presentation:date-time/></text:p>
        </draw:text-box>
      </draw:frame>
      <draw:frame presentation:style-name="Mpr24" draw:text-style-name="MP8" draw:layer="backgroundobjects" svg:width="9cm" svg:height="0.6cm" svg:x="9.5cm" svg:y="14.8cm" presentation:class="footer">
        <draw:text-box>
          <text:p text:style-name="MP7"><presentation:footer/></text:p>
        </draw:text-box>
      </draw:frame>
      <draw:frame presentation:style-name="Mpr23" draw:text-style-name="MP4" draw:layer="backgroundobjects" svg:width="6.52cm" svg:height="0.6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ight_20_Bar_20_Blue" style:display-name="Righ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8cm" svg:height="15.75cm" svg:x="27.2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draw:frame presentation:style-name="Right_20_Bar_20_Blue-title" draw:layer="backgroundobjects" svg:width="25.2cm" svg:height="2.5cm" svg:x="1.4cm" svg:y="1cm" presentation:class="title" presentation:placeholder="true">
        <draw:text-box/>
      </draw:frame>
      <draw:frame presentation:style-name="Right_20_Bar_20_Blue-outline1" draw:layer="backgroundobjects" svg:width="25.2cm" svg:height="9.5cm" svg:x="1.4cm" svg:y="4.5cm" presentation:class="outline" presentation:placeholder="true">
        <draw:text-box/>
      </draw:frame>
      <draw:frame presentation:style-name="Mpr27" draw:text-style-name="MP2" draw:layer="backgroundobjects" svg:width="6.52cm" svg:height="0.6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8" draw:layer="backgroundobjects" svg:width="9cm" svg:height="0.6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27" draw:text-style-name="MP4" draw:layer="backgroundobjects" svg:width="6.52cm" svg:height="0.6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ft_20_Bar_20_Blue" style:display-name="Lef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6" draw:layer="backgroundobjects" svg:width="0.8cm" svg:height="15.75cm" svg:x="0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draw:frame presentation:style-name="Left_20_Bar_20_Blue-title" draw:layer="backgroundobjects" svg:width="25.2cm" svg:height="2.5cm" svg:x="1.4cm" svg:y="1cm" presentation:class="title" presentation:placeholder="true">
        <draw:text-box/>
      </draw:frame>
      <draw:frame presentation:style-name="Left_20_Bar_20_Blue-outline1" draw:layer="backgroundobjects" svg:width="25.2cm" svg:height="9.5cm" svg:x="1.4cm" svg:y="4.5cm" presentation:class="outline" presentation:placeholder="true">
        <draw:text-box/>
      </draw:frame>
      <draw:frame presentation:style-name="Mpr31" draw:text-style-name="MP2" draw:layer="backgroundobjects" svg:width="6.52cm" svg:height="0.6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8" draw:layer="backgroundobjects" svg:width="9cm" svg:height="0.6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1" draw:text-style-name="MP4" draw:layer="backgroundobjects" svg:width="6.52cm" svg:height="0.6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draw:style-name="Mgr4" draw:text-style-name="MP6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draw:frame presentation:style-name="Leaf_20_Blue_20_1-title" draw:layer="backgroundobjects" svg:width="21.1cm" svg:height="2.5cm" svg:x="5.4cm" svg:y="1cm" presentation:class="title" presentation:placeholder="true">
        <draw:text-box/>
      </draw:frame>
      <draw:frame presentation:style-name="Leaf_20_Blue_20_1-outline1" draw:layer="backgroundobjects" svg:width="21.1cm" svg:height="9.5cm" svg:x="5.4cm" svg:y="4.5cm" presentation:class="outline" presentation:placeholder="true">
        <draw:text-box/>
      </draw:frame>
      <draw:frame presentation:style-name="Mpr35" draw:text-style-name="MP2" draw:layer="backgroundobjects" svg:width="6.52cm" svg:height="0.6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8" draw:layer="backgroundobjects" svg:width="9cm" svg:height="0.6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5" draw:text-style-name="MP4" draw:layer="backgroundobjects" svg:width="6.52cm" svg:height="0.6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754cm" svg:height="14.986cm" draw:transform="rotate (-3.14159265358979) translate (28cm 15.75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6" draw:layer="backgroundobjects" svg:width="0.8cm" svg:height="15.75cm" svg:x="0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draw:frame presentation:style-name="Leaf_20_Blue_20_2-title" draw:layer="backgroundobjects" svg:width="21.1cm" svg:height="2.5cm" svg:x="1.5cm" svg:y="1cm" presentation:class="title" presentation:placeholder="true">
        <draw:text-box/>
      </draw:frame>
      <draw:frame presentation:style-name="Leaf_20_Blue_20_2-outline1" draw:layer="backgroundobjects" svg:width="21.1cm" svg:height="9.5cm" svg:x="1.5cm" svg:y="4.5cm" presentation:class="outline" presentation:placeholder="true">
        <draw:text-box/>
      </draw:frame>
      <draw:frame presentation:style-name="Mpr39" draw:text-style-name="MP2" draw:layer="backgroundobjects" svg:width="6.52cm" svg:height="0.6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8" draw:layer="backgroundobjects" svg:width="9cm" svg:height="0.6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9" draw:text-style-name="MP4" draw:layer="backgroundobjects" svg:width="6.52cm" svg:height="0.6cm" svg:x="20.08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5cm" svg:x="1.4cm" svg:y="1cm" presentation:class="title" presentation:placeholder="true">
        <draw:text-box/>
      </draw:frame>
      <draw:frame presentation:style-name="End_20_Slide-outline1" draw:layer="backgroundobjects" svg:width="25.2cm" svg:height="9.5cm" svg:x="1.4cm" svg:y="4.5cm" presentation:class="outline" presentation:placeholder="true">
        <draw:text-box/>
      </draw:frame>
      <draw:frame presentation:style-name="Mpr43" draw:text-style-name="MP2" draw:layer="backgroundobjects" svg:width="6.52cm" svg:height="0.6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8" draw:layer="backgroundobjects" svg:width="9cm" svg:height="0.6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43" draw:text-style-name="MP4" draw:layer="backgroundobjects" svg:width="6.52cm" svg:height="0.6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dc:description>
               Growing Liberty - LibreOffice Impress Template
                    by Budi Aryo @tokofoss

This template is made as an answer to Indonesian LibreOffice Community and
Gimpscape ID's call-to-arms to contribute to the 10th anniversary of
LibreOffice celebration.

Images included inside template:

- White Flower Background 2 by MALIZ ONG
https://publicdomainpictures.net/en/view-image.php?image=38846&amp;picture=white-flower-background-2

Credits:

This work is licensed under the Creative Commons Attribution-ShareAlike 4.0
International License by Budi Aryo @tokofos.
To view a copy of this license, visit https://creativecommons.org/licenses/by-sa/4.0/legalcode
or send a letter to Creative Commons, PO Box 1866, Mountain View, CA 94042, USA.

    </dc:description>
    <meta:generator>LibreOffice/24.2.7.2$Linux_AARCH64 LibreOffice_project/420$Build-2</meta:generator>
    <meta:creation-date>2025-12-09T10:55:50.197176600</meta:creation-date>
    <meta:editing-duration>P0D</meta:editing-duration>
    <meta:editing-cycles>1</meta:editing-cycles>
    <meta:document-statistic meta:object-count="349"/>
    <meta:template xlink:type="simple" xlink:actuate="onRequest" xlink:title="Growing Liberty" xlink:href="../Growing_Liberty.otp" meta:date="2025-12-09T10:55:50.197513600"/>
  </office:meta>
</office:document-meta>
</file>